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118" calcext:value-type="float">
            <text:p>1.18E-10</text:p>
          </table:table-cell>
          <table:table-cell table:formula="of:=SQRT([.A2])" office:value-type="float" office:value="0.774596669241483" calcext:value-type="float">
            <text:p>0.774596669241483</text:p>
          </table:table-cell>
          <table:table-cell table:formula="of:=[.B2]^(1-[.$C2])" office:value-type="float" office:value="0.00578321231153211" calcext:value-type="float">
            <text:p>0.00578321231153211</text:p>
          </table:table-cell>
          <table:table-cell table:formula="of:=-[.$A2]^6+(1/4)*[.$A2]^5-3*[.$A2]^4+4*[.$A2]^3-3*[.$A2]^2+(5/6)*[.$A2]" office:value-type="float" office:value="-0.0387040000000002" calcext:value-type="float">
            <text:p>-0.0387040000000002</text:p>
          </table:table-cell>
          <table:table-cell table:formula="of:=[.D2]+[.E2]-0.00741342570942599" office:value-type="float" office:value="-0.0403342133978941" calcext:value-type="float">
            <text:p>-0.0403342133978941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5733" calcext:value-type="float">
            <text:p>0.000000125733</text:p>
          </table:table-cell>
          <table:table-cell table:formula="of:=SQRT([.A3])" office:value-type="float" office:value="0.836660026534076" calcext:value-type="float">
            <text:p>0.836660026534076</text:p>
          </table:table-cell>
          <table:table-cell table:formula="of:=[.B3]^(1-[.$C3])" office:value-type="float" office:value="0.0746215435442111" calcext:value-type="float">
            <text:p>0.0746215435442111</text:p>
          </table:table-cell>
          <table:table-cell table:formula="of:=-[.$A3]^6+(1/4)*[.$A3]^5-3*[.$A3]^4+4*[.$A3]^3-3*[.$A3]^2+(5/6)*[.$A3]" office:value-type="float" office:value="-0.0753001666666666" calcext:value-type="float">
            <text:p>-0.0753001666666666</text:p>
          </table:table-cell>
          <table:table-cell table:formula="of:=[.D3]+[.E3]-0.00741342570942599" office:value-type="float" office:value="-0.00809204883188154" calcext:value-type="float">
            <text:p>-0.00809204883188154</text:p>
          </table:table-cell>
          <table:table-cell table:formula="of:=IF([.F3]&gt;0;IF([.F3]&gt;1; 1; [.F3]^(1/(1-[.$C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419118" calcext:value-type="float">
            <text:p>0.0000000419118</text:p>
          </table:table-cell>
          <table:table-cell table:formula="of:=SQRT([.A4])" office:value-type="float" office:value="0.85146931829632" calcext:value-type="float">
            <text:p>0.85146931829632</text:p>
          </table:table-cell>
          <table:table-cell table:formula="of:=[.B4]^(1-[.$C4])" office:value-type="float" office:value="0.0802029944197195" calcext:value-type="float">
            <text:p>0.0802029944197195</text:p>
          </table:table-cell>
          <table:table-cell table:formula="of:=-[.$A4]^6+(1/4)*[.$A4]^5-3*[.$A4]^4+4*[.$A4]^3-3*[.$A4]^2+(5/6)*[.$A4]" office:value-type="float" office:value="-0.0819441704915366" calcext:value-type="float">
            <text:p>-0.0819441704915366</text:p>
          </table:table-cell>
          <table:table-cell table:formula="of:=[.D4]+[.E4]-0.00741342570942599" office:value-type="float" office:value="-0.00915460178124303" calcext:value-type="float">
            <text:p>-0.00915460178124303</text:p>
          </table:table-cell>
          <table:table-cell table:formula="of:=IF([.F4]&gt;0;IF([.F4]&gt;1; 1; [.F4]^(1/(1-[.$C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905045" calcext:value-type="float">
            <text:p>0.000000905045</text:p>
          </table:table-cell>
          <table:table-cell table:formula="of:=SQRT([.A5])" office:value-type="float" office:value="0.821583836257749" calcext:value-type="float">
            <text:p>0.821583836257749</text:p>
          </table:table-cell>
          <table:table-cell table:formula="of:=[.B5]^(1-[.$C5])" office:value-type="float" office:value="0.0835164981610081" calcext:value-type="float">
            <text:p>0.0835164981610081</text:p>
          </table:table-cell>
          <table:table-cell table:formula="of:=-[.$A5]^6+(1/4)*[.$A5]^5-3*[.$A5]^4+4*[.$A5]^3-3*[.$A5]^2+(5/6)*[.$A5]" office:value-type="float" office:value="-0.0673533303222658" calcext:value-type="float">
            <text:p>-0.0673533303222658</text:p>
          </table:table-cell>
          <table:table-cell table:formula="of:=[.D5]+[.E5]-0.00741342570942599" office:value-type="float" office:value="0.00874974212931637" calcext:value-type="float">
            <text:p>0.00874974212931637</text:p>
          </table:table-cell>
          <table:table-cell table:formula="of:=IF([.F5]&gt;0;IF([.F5]&gt;1; 1; [.F5]^(1/(1-[.$C5])));0)" office:value-type="float" office:value="0.00000000000291839491" calcext:value-type="float">
            <text:p>2.91839491179421E-12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994849" calcext:value-type="float">
            <text:p>9.94849E-10</text:p>
          </table:table-cell>
          <table:table-cell table:formula="of:=SQRT([.A6])" office:value-type="float" office:value="0.866025403784439" calcext:value-type="float">
            <text:p>0.866025403784439</text:p>
          </table:table-cell>
          <table:table-cell table:formula="of:=[.B6]^(1-[.$C6])" office:value-type="float" office:value="0.0622197342033929" calcext:value-type="float">
            <text:p>0.0622197342033929</text:p>
          </table:table-cell>
          <table:table-cell table:formula="of:=-[.$A6]^6+(1/4)*[.$A6]^5-3*[.$A6]^4+4*[.$A6]^3-3*[.$A6]^2+(5/6)*[.$A6]" office:value-type="float" office:value="-0.0869140625" calcext:value-type="float">
            <text:p>-0.0869140625</text:p>
          </table:table-cell>
          <table:table-cell table:formula="of:=[.D6]+[.E6]-0.00741342570942599" office:value-type="float" office:value="-0.0321077540060331" calcext:value-type="float">
            <text:p>-0.0321077540060331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52547" calcext:value-type="float">
            <text:p>0.0000152547</text:p>
          </table:table-cell>
          <table:table-cell table:formula="of:=SQRT([.A7])" office:value-type="float" office:value="0.806225774829855" calcext:value-type="float">
            <text:p>0.806225774829855</text:p>
          </table:table-cell>
          <table:table-cell table:formula="of:=[.B7]^(1-[.$C7])" office:value-type="float" office:value="0.116591738583923" calcext:value-type="float">
            <text:p>0.116591738583923</text:p>
          </table:table-cell>
          <table:table-cell table:formula="of:=-[.$A7]^6+(1/4)*[.$A7]^5-3*[.$A7]^4+4*[.$A7]^3-3*[.$A7]^2+(5/6)*[.$A7]" office:value-type="float" office:value="-0.0584259270833334" calcext:value-type="float">
            <text:p>-0.0584259270833334</text:p>
          </table:table-cell>
          <table:table-cell table:formula="of:=[.D7]+[.E7]-0.00741342570942599" office:value-type="float" office:value="0.0507523857911634" calcext:value-type="float">
            <text:p>0.0507523857911634</text:p>
          </table:table-cell>
          <table:table-cell table:formula="of:=IF([.F7]&gt;0;IF([.F7]&gt;1; 1; [.F7]^(1/(1-[.$C7])));0)" office:value-type="float" office:value="0.00000020860286771166" calcext:value-type="float">
            <text:p>2.08602867711658E-07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215734" calcext:value-type="float">
            <text:p>0.0000000215734</text:p>
          </table:table-cell>
          <table:table-cell table:formula="of:=SQRT([.A8])" office:value-type="float" office:value="0.790569415042095" calcext:value-type="float">
            <text:p>0.790569415042095</text:p>
          </table:table-cell>
          <table:table-cell table:formula="of:=[.B8]^(1-[.$C8])" office:value-type="float" office:value="0.0248020790416282" calcext:value-type="float">
            <text:p>0.0248020790416282</text:p>
          </table:table-cell>
          <table:table-cell table:formula="of:=-[.$A8]^6+(1/4)*[.$A8]^5-3*[.$A8]^4+4*[.$A8]^3-3*[.$A8]^2+(5/6)*[.$A8]" office:value-type="float" office:value="-0.0487963358561198" calcext:value-type="float">
            <text:p>-0.0487963358561198</text:p>
          </table:table-cell>
          <table:table-cell table:formula="of:=[.D8]+[.E8]-0.00741342570942599" office:value-type="float" office:value="-0.0314076825239176" calcext:value-type="float">
            <text:p>-0.0314076825239176</text:p>
          </table:table-cell>
          <table:table-cell table:formula="of:=IF([.F8]&gt;0;IF([.F8]&gt;1; 1; [.F8]^(1/(1-[.$C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25153" calcext:value-type="float">
            <text:p>0.0225153</text:p>
          </table:table-cell>
          <table:table-cell table:formula="of:=SQRT([.A9])" office:value-type="float" office:value="0.758287544405155" calcext:value-type="float">
            <text:p>0.758287544405155</text:p>
          </table:table-cell>
          <table:table-cell table:formula="of:=[.B9]^(1-[.$C9])" office:value-type="float" office:value="0.399736079216329" calcext:value-type="float">
            <text:p>0.399736079216329</text:p>
          </table:table-cell>
          <table:table-cell table:formula="of:=-[.$A9]^6+(1/4)*[.$A9]^5-3*[.$A9]^4+4*[.$A9]^3-3*[.$A9]^2+(5/6)*[.$A9]" office:value-type="float" office:value="-0.0283542027180989" calcext:value-type="float">
            <text:p>-0.0283542027180989</text:p>
          </table:table-cell>
          <table:table-cell table:formula="of:=[.D9]+[.E9]-0.00741342570942599" office:value-type="float" office:value="0.363968450788805" calcext:value-type="float">
            <text:p>0.363968450788805</text:p>
          </table:table-cell>
          <table:table-cell table:formula="of:=IF([.F9]&gt;0;IF([.F9]&gt;1; 1; [.F9]^(1/(1-[.$C9])));0)" office:value-type="float" office:value="0.0152776338589689" calcext:value-type="float">
            <text:p>0.0152776338589689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414164" calcext:value-type="float">
            <text:p>0.000414164</text:p>
          </table:table-cell>
          <table:table-cell table:formula="of:=SQRT([.A10])" office:value-type="float" office:value="0.774596669241483" calcext:value-type="float">
            <text:p>0.774596669241483</text:p>
          </table:table-cell>
          <table:table-cell table:formula="of:=[.B10]^(1-[.$C10])" office:value-type="float" office:value="0.172782351187046" calcext:value-type="float">
            <text:p>0.172782351187046</text:p>
          </table:table-cell>
          <table:table-cell table:formula="of:=-[.$A10]^6+(1/4)*[.$A10]^5-3*[.$A10]^4+4*[.$A10]^3-3*[.$A10]^2+(5/6)*[.$A10]" office:value-type="float" office:value="-0.0387040000000002" calcext:value-type="float">
            <text:p>-0.0387040000000002</text:p>
          </table:table-cell>
          <table:table-cell table:formula="of:=[.D10]+[.E10]-0.00741342570942599" office:value-type="float" office:value="0.12666492547762" calcext:value-type="float">
            <text:p>0.12666492547762</text:p>
          </table:table-cell>
          <table:table-cell table:formula="of:=IF([.F10]&gt;0;IF([.F10]&gt;1; 1; [.F10]^(1/(1-[.$C10])));0)" office:value-type="float" office:value="0.000104458182758757" calcext:value-type="float">
            <text:p>0.000104458182758757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638233" calcext:value-type="float">
            <text:p>0.0000638233</text:p>
          </table:table-cell>
          <table:table-cell table:formula="of:=SQRT([.A11])" office:value-type="float" office:value="0.806225774829855" calcext:value-type="float">
            <text:p>0.806225774829855</text:p>
          </table:table-cell>
          <table:table-cell table:formula="of:=[.B11]^(1-[.$C11])" office:value-type="float" office:value="0.153855528257534" calcext:value-type="float">
            <text:p>0.153855528257534</text:p>
          </table:table-cell>
          <table:table-cell table:formula="of:=-[.$A11]^6+(1/4)*[.$A11]^5-3*[.$A11]^4+4*[.$A11]^3-3*[.$A11]^2+(5/6)*[.$A11]" office:value-type="float" office:value="-0.0584259270833334" calcext:value-type="float">
            <text:p>-0.0584259270833334</text:p>
          </table:table-cell>
          <table:table-cell table:formula="of:=[.D11]+[.E11]-0.00741342570942599" office:value-type="float" office:value="0.0880161754647743" calcext:value-type="float">
            <text:p>0.0880161754647743</text:p>
          </table:table-cell>
          <table:table-cell table:formula="of:=IF([.F11]&gt;0;IF([.F11]&gt;1; 1; [.F11]^(1/(1-[.$C11])));0)" office:value-type="float" office:value="0.00000357488136375074" calcext:value-type="float">
            <text:p>3.57488136375074E-06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805172" calcext:value-type="float">
            <text:p>0.0000805172</text:p>
          </table:table-cell>
          <table:table-cell table:formula="of:=SQRT([.A12])" office:value-type="float" office:value="0.707106781186548" calcext:value-type="float">
            <text:p>0.707106781186548</text:p>
          </table:table-cell>
          <table:table-cell table:formula="of:=[.B12]^(1-[.$C12])" office:value-type="float" office:value="0.0632211734547127" calcext:value-type="float">
            <text:p>0.0632211734547127</text:p>
          </table:table-cell>
          <table:table-cell table:formula="of:=-[.$A12]^6+(1/4)*[.$A12]^5-3*[.$A12]^4+4*[.$A12]^3-3*[.$A12]^2+(5/6)*[.$A12]" office:value-type="float" office:value="0.00260416666666669" calcext:value-type="float">
            <text:p>0.00260416666666669</text:p>
          </table:table-cell>
          <table:table-cell table:formula="of:=[.D12]+[.E12]-0.00741342570942599" office:value-type="float" office:value="0.0584119144119534" calcext:value-type="float">
            <text:p>0.0584119144119534</text:p>
          </table:table-cell>
          <table:table-cell table:formula="of:=IF([.F12]&gt;0;IF([.F12]&gt;1; 1; [.F12]^(1/(1-[.$C12])));0)" office:value-type="float" office:value="0.0000614571601051464" calcext:value-type="float">
            <text:p>6.14571601051464E-05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8809" calcext:value-type="float">
            <text:p>3.78809E-12</text:p>
          </table:table-cell>
          <table:table-cell table:formula="of:=SQRT([.A13])" office:value-type="float" office:value="0.866025403784439" calcext:value-type="float">
            <text:p>0.866025403784439</text:p>
          </table:table-cell>
          <table:table-cell table:formula="of:=[.B13]^(1-[.$C13])" office:value-type="float" office:value="0.0294984006556146" calcext:value-type="float">
            <text:p>0.0294984006556146</text:p>
          </table:table-cell>
          <table:table-cell table:formula="of:=-[.$A13]^6+(1/4)*[.$A13]^5-3*[.$A13]^4+4*[.$A13]^3-3*[.$A13]^2+(5/6)*[.$A13]" office:value-type="float" office:value="-0.0869140625" calcext:value-type="float">
            <text:p>-0.0869140625</text:p>
          </table:table-cell>
          <table:table-cell table:formula="of:=[.D13]+[.E13]-0.00741342570942599" office:value-type="float" office:value="-0.0648290875538114" calcext:value-type="float">
            <text:p>-0.0648290875538114</text:p>
          </table:table-cell>
          <table:table-cell table:formula="of:=IF([.F13]&gt;0;IF([.F13]&gt;1; 1; [.F13]^(1/(1-[.$C1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1511" calcext:value-type="float">
            <text:p>0.00161511</text:p>
          </table:table-cell>
          <table:table-cell table:formula="of:=SQRT([.A14])" office:value-type="float" office:value="0.790569415042095" calcext:value-type="float">
            <text:p>0.790569415042095</text:p>
          </table:table-cell>
          <table:table-cell table:formula="of:=[.B14]^(1-[.$C14])" office:value-type="float" office:value="0.260202900877649" calcext:value-type="float">
            <text:p>0.260202900877649</text:p>
          </table:table-cell>
          <table:table-cell table:formula="of:=-[.$A14]^6+(1/4)*[.$A14]^5-3*[.$A14]^4+4*[.$A14]^3-3*[.$A14]^2+(5/6)*[.$A14]" office:value-type="float" office:value="-0.0487963358561198" calcext:value-type="float">
            <text:p>-0.0487963358561198</text:p>
          </table:table-cell>
          <table:table-cell table:formula="of:=[.D14]+[.E14]-0.00741342570942599" office:value-type="float" office:value="0.203993139312103" calcext:value-type="float">
            <text:p>0.203993139312103</text:p>
          </table:table-cell>
          <table:table-cell table:formula="of:=IF([.F14]&gt;0;IF([.F14]&gt;1; 1; [.F14]^(1/(1-[.$C14])));0)" office:value-type="float" office:value="0.000505262003070135" calcext:value-type="float">
            <text:p>0.000505262003070135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683226" calcext:value-type="float">
            <text:p>0.0000000683226</text:p>
          </table:table-cell>
          <table:table-cell table:formula="of:=SQRT([.A15])" office:value-type="float" office:value="0.806225774829855" calcext:value-type="float">
            <text:p>0.806225774829855</text:p>
          </table:table-cell>
          <table:table-cell table:formula="of:=[.B15]^(1-[.$C15])" office:value-type="float" office:value="0.0408811652068301" calcext:value-type="float">
            <text:p>0.0408811652068301</text:p>
          </table:table-cell>
          <table:table-cell table:formula="of:=-[.$A15]^6+(1/4)*[.$A15]^5-3*[.$A15]^4+4*[.$A15]^3-3*[.$A15]^2+(5/6)*[.$A15]" office:value-type="float" office:value="-0.0584259270833334" calcext:value-type="float">
            <text:p>-0.0584259270833334</text:p>
          </table:table-cell>
          <table:table-cell table:formula="of:=[.D15]+[.E15]-0.00741342570942599" office:value-type="float" office:value="-0.0249581875859292" calcext:value-type="float">
            <text:p>-0.0249581875859292</text:p>
          </table:table-cell>
          <table:table-cell table:formula="of:=IF([.F15]&gt;0;IF([.F15]&gt;1; 1; [.F15]^(1/(1-[.$C1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252897" calcext:value-type="float">
            <text:p>0.00000000252897</text:p>
          </table:table-cell>
          <table:table-cell table:formula="of:=SQRT([.A16])" office:value-type="float" office:value="0.85146931829632" calcext:value-type="float">
            <text:p>0.85146931829632</text:p>
          </table:table-cell>
          <table:table-cell table:formula="of:=[.B16]^(1-[.$C16])" office:value-type="float" office:value="0.0528534527641254" calcext:value-type="float">
            <text:p>0.0528534527641254</text:p>
          </table:table-cell>
          <table:table-cell table:formula="of:=-[.$A16]^6+(1/4)*[.$A16]^5-3*[.$A16]^4+4*[.$A16]^3-3*[.$A16]^2+(5/6)*[.$A16]" office:value-type="float" office:value="-0.0819441704915366" calcext:value-type="float">
            <text:p>-0.0819441704915366</text:p>
          </table:table-cell>
          <table:table-cell table:formula="of:=[.D16]+[.E16]-0.00741342570942599" office:value-type="float" office:value="-0.0365041434368372" calcext:value-type="float">
            <text:p>-0.0365041434368372</text:p>
          </table:table-cell>
          <table:table-cell table:formula="of:=IF([.F16]&gt;0;IF([.F16]&gt;1; 1; [.F16]^(1/(1-[.$C1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6163" calcext:value-type="float">
            <text:p>0.000000016163</text:p>
          </table:table-cell>
          <table:table-cell table:formula="of:=SQRT([.A17])" office:value-type="float" office:value="0.790569415042095" calcext:value-type="float">
            <text:p>0.790569415042095</text:p>
          </table:table-cell>
          <table:table-cell table:formula="of:=[.B17]^(1-[.$C17])" office:value-type="float" office:value="0.023346737434071" calcext:value-type="float">
            <text:p>0.023346737434071</text:p>
          </table:table-cell>
          <table:table-cell table:formula="of:=-[.$A17]^6+(1/4)*[.$A17]^5-3*[.$A17]^4+4*[.$A17]^3-3*[.$A17]^2+(5/6)*[.$A17]" office:value-type="float" office:value="-0.0487963358561198" calcext:value-type="float">
            <text:p>-0.0487963358561198</text:p>
          </table:table-cell>
          <table:table-cell table:formula="of:=[.D17]+[.E17]-0.00741342570942599" office:value-type="float" office:value="-0.0328630241314747" calcext:value-type="float">
            <text:p>-0.0328630241314747</text:p>
          </table:table-cell>
          <table:table-cell table:formula="of:=IF([.F17]&gt;0;IF([.F17]&gt;1; 1; [.F17]^(1/(1-[.$C1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725059" calcext:value-type="float">
            <text:p>7.25059E-12</text:p>
          </table:table-cell>
          <table:table-cell table:formula="of:=SQRT([.A18])" office:value-type="float" office:value="0.806225774829855" calcext:value-type="float">
            <text:p>0.806225774829855</text:p>
          </table:table-cell>
          <table:table-cell table:formula="of:=[.B18]^(1-[.$C18])" office:value-type="float" office:value="0.00694108682195447" calcext:value-type="float">
            <text:p>0.00694108682195447</text:p>
          </table:table-cell>
          <table:table-cell table:formula="of:=-[.$A18]^6+(1/4)*[.$A18]^5-3*[.$A18]^4+4*[.$A18]^3-3*[.$A18]^2+(5/6)*[.$A18]" office:value-type="float" office:value="-0.0584259270833334" calcext:value-type="float">
            <text:p>-0.0584259270833334</text:p>
          </table:table-cell>
          <table:table-cell table:formula="of:=[.D18]+[.E18]-0.00741342570942599" office:value-type="float" office:value="-0.0588982659708049" calcext:value-type="float">
            <text:p>-0.0588982659708049</text:p>
          </table:table-cell>
          <table:table-cell table:formula="of:=IF([.F18]&gt;0;IF([.F18]&gt;1; 1; [.F18]^(1/(1-[.$C1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266" calcext:value-type="float">
            <text:p>0.00032266</text:p>
          </table:table-cell>
          <table:table-cell table:formula="of:=SQRT([.A19])" office:value-type="float" office:value="0.741619848709566" calcext:value-type="float">
            <text:p>0.741619848709566</text:p>
          </table:table-cell>
          <table:table-cell table:formula="of:=[.B19]^(1-[.$C19])" office:value-type="float" office:value="0.125293643439445" calcext:value-type="float">
            <text:p>0.125293643439445</text:p>
          </table:table-cell>
          <table:table-cell table:formula="of:=-[.$A19]^6+(1/4)*[.$A19]^5-3*[.$A19]^4+4*[.$A19]^3-3*[.$A19]^2+(5/6)*[.$A19]" office:value-type="float" office:value="-0.0179226666666667" calcext:value-type="float">
            <text:p>-0.0179226666666667</text:p>
          </table:table-cell>
          <table:table-cell table:formula="of:=[.D19]+[.E19]-0.00741342570942599" office:value-type="float" office:value="0.099957551063352" calcext:value-type="float">
            <text:p>0.099957551063352</text:p>
          </table:table-cell>
          <table:table-cell table:formula="of:=IF([.F19]&gt;0;IF([.F19]&gt;1; 1; [.F19]^(1/(1-[.$C19])));0)" office:value-type="float" office:value="0.00013459224007755" calcext:value-type="float">
            <text:p>0.00013459224007755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232696" calcext:value-type="float">
            <text:p>0.0000000232696</text:p>
          </table:table-cell>
          <table:table-cell table:formula="of:=SQRT([.A20])" office:value-type="float" office:value="0.85146931829632" calcext:value-type="float">
            <text:p>0.85146931829632</text:p>
          </table:table-cell>
          <table:table-cell table:formula="of:=[.B20]^(1-[.$C20])" office:value-type="float" office:value="0.073490965729272" calcext:value-type="float">
            <text:p>0.073490965729272</text:p>
          </table:table-cell>
          <table:table-cell table:formula="of:=-[.$A20]^6+(1/4)*[.$A20]^5-3*[.$A20]^4+4*[.$A20]^3-3*[.$A20]^2+(5/6)*[.$A20]" office:value-type="float" office:value="-0.0819441704915366" calcext:value-type="float">
            <text:p>-0.0819441704915366</text:p>
          </table:table-cell>
          <table:table-cell table:formula="of:=[.D20]+[.E20]-0.00741342570942599" office:value-type="float" office:value="-0.0158666304716905" calcext:value-type="float">
            <text:p>-0.0158666304716905</text:p>
          </table:table-cell>
          <table:table-cell table:formula="of:=IF([.F20]&gt;0;IF([.F20]&gt;1; 1; [.F20]^(1/(1-[.$C2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295893" calcext:value-type="float">
            <text:p>2.95893E-12</text:p>
          </table:table-cell>
          <table:table-cell table:formula="of:=SQRT([.A21])" office:value-type="float" office:value="0.806225774829855" calcext:value-type="float">
            <text:p>0.806225774829855</text:p>
          </table:table-cell>
          <table:table-cell table:formula="of:=[.B21]^(1-[.$C21])" office:value-type="float" office:value="0.00583449212066793" calcext:value-type="float">
            <text:p>0.00583449212066793</text:p>
          </table:table-cell>
          <table:table-cell table:formula="of:=-[.$A21]^6+(1/4)*[.$A21]^5-3*[.$A21]^4+4*[.$A21]^3-3*[.$A21]^2+(5/6)*[.$A21]" office:value-type="float" office:value="-0.0584259270833334" calcext:value-type="float">
            <text:p>-0.0584259270833334</text:p>
          </table:table-cell>
          <table:table-cell table:formula="of:=[.D21]+[.E21]-0.00741342570942599" office:value-type="float" office:value="-0.0600048606720914" calcext:value-type="float">
            <text:p>-0.0600048606720914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206468" calcext:value-type="float">
            <text:p>2.06468E-10</text:p>
          </table:table-cell>
          <table:table-cell table:formula="of:=SQRT([.A22])" office:value-type="float" office:value="0.894427190999916" calcext:value-type="float">
            <text:p>0.894427190999916</text:p>
          </table:table-cell>
          <table:table-cell table:formula="of:=[.B22]^(1-[.$C22])" office:value-type="float" office:value="0.0949536796788423" calcext:value-type="float">
            <text:p>0.0949536796788423</text:p>
          </table:table-cell>
          <table:table-cell table:formula="of:=-[.$A22]^6+(1/4)*[.$A22]^5-3*[.$A22]^4+4*[.$A22]^3-3*[.$A22]^2+(5/6)*[.$A22]" office:value-type="float" office:value="-0.0900693333333331" calcext:value-type="float">
            <text:p>-0.0900693333333331</text:p>
          </table:table-cell>
          <table:table-cell table:formula="of:=[.D22]+[.E22]-0.00741342570942599" office:value-type="float" office:value="-0.00252907936391682" calcext:value-type="float">
            <text:p>-0.00252907936391682</text:p>
          </table:table-cell>
          <table:table-cell table:formula="of:=IF([.F22]&gt;0;IF([.F22]&gt;1; 1; [.F22]^(1/(1-[.$C2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68166" calcext:value-type="float">
            <text:p>0.00000068166</text:p>
          </table:table-cell>
          <table:table-cell table:formula="of:=SQRT([.A23])" office:value-type="float" office:value="0.790569415042095" calcext:value-type="float">
            <text:p>0.790569415042095</text:p>
          </table:table-cell>
          <table:table-cell table:formula="of:=[.B23]^(1-[.$C23])" office:value-type="float" office:value="0.0511164281817141" calcext:value-type="float">
            <text:p>0.0511164281817141</text:p>
          </table:table-cell>
          <table:table-cell table:formula="of:=-[.$A23]^6+(1/4)*[.$A23]^5-3*[.$A23]^4+4*[.$A23]^3-3*[.$A23]^2+(5/6)*[.$A23]" office:value-type="float" office:value="-0.0487963358561198" calcext:value-type="float">
            <text:p>-0.0487963358561198</text:p>
          </table:table-cell>
          <table:table-cell table:formula="of:=[.D23]+[.E23]-0.00741342570942599" office:value-type="float" office:value="-0.00509333338383167" calcext:value-type="float">
            <text:p>-0.00509333338383167</text:p>
          </table:table-cell>
          <table:table-cell table:formula="of:=IF([.F23]&gt;0;IF([.F23]&gt;1; 1; [.F23]^(1/(1-[.$C2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5005" calcext:value-type="float">
            <text:p>0.0000215005</text:p>
          </table:table-cell>
          <table:table-cell table:formula="of:=SQRT([.A24])" office:value-type="float" office:value="0.821583836257749" calcext:value-type="float">
            <text:p>0.821583836257749</text:p>
          </table:table-cell>
          <table:table-cell table:formula="of:=[.B24]^(1-[.$C24])" office:value-type="float" office:value="0.146971585047745" calcext:value-type="float">
            <text:p>0.146971585047745</text:p>
          </table:table-cell>
          <table:table-cell table:formula="of:=-[.$A24]^6+(1/4)*[.$A24]^5-3*[.$A24]^4+4*[.$A24]^3-3*[.$A24]^2+(5/6)*[.$A24]" office:value-type="float" office:value="-0.0673533303222658" calcext:value-type="float">
            <text:p>-0.0673533303222658</text:p>
          </table:table-cell>
          <table:table-cell table:formula="of:=[.D24]+[.E24]-0.00741342570942599" office:value-type="float" office:value="0.0722048290160532" calcext:value-type="float">
            <text:p>0.0722048290160532</text:p>
          </table:table-cell>
          <table:table-cell table:formula="of:=IF([.F24]&gt;0;IF([.F24]&gt;1; 1; [.F24]^(1/(1-[.$C24])));0)" office:value-type="float" office:value="0.00000040032099585675" calcext:value-type="float">
            <text:p>4.00320995856753E-07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70531" calcext:value-type="float">
            <text:p>0.00270531</text:p>
          </table:table-cell>
          <table:table-cell table:formula="of:=SQRT([.A25])" office:value-type="float" office:value="0.790569415042095" calcext:value-type="float">
            <text:p>0.790569415042095</text:p>
          </table:table-cell>
          <table:table-cell table:formula="of:=[.B25]^(1-[.$C25])" office:value-type="float" office:value="0.289886314065334" calcext:value-type="float">
            <text:p>0.289886314065334</text:p>
          </table:table-cell>
          <table:table-cell table:formula="of:=-[.$A25]^6+(1/4)*[.$A25]^5-3*[.$A25]^4+4*[.$A25]^3-3*[.$A25]^2+(5/6)*[.$A25]" office:value-type="float" office:value="-0.0487963358561198" calcext:value-type="float">
            <text:p>-0.0487963358561198</text:p>
          </table:table-cell>
          <table:table-cell table:formula="of:=[.D25]+[.E25]-0.00741342570942599" office:value-type="float" office:value="0.233676552499789" calcext:value-type="float">
            <text:p>0.233676552499789</text:p>
          </table:table-cell>
          <table:table-cell table:formula="of:=IF([.F25]&gt;0;IF([.F25]&gt;1; 1; [.F25]^(1/(1-[.$C25])));0)" office:value-type="float" office:value="0.000966564556971325" calcext:value-type="float">
            <text:p>0.000966564556971325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68498" calcext:value-type="float">
            <text:p>9.68498E-12</text:p>
          </table:table-cell>
          <table:table-cell table:formula="of:=SQRT([.A26])" office:value-type="float" office:value="0.774596669241483" calcext:value-type="float">
            <text:p>0.774596669241483</text:p>
          </table:table-cell>
          <table:table-cell table:formula="of:=[.B26]^(1-[.$C26])" office:value-type="float" office:value="0.00329177368201839" calcext:value-type="float">
            <text:p>0.00329177368201839</text:p>
          </table:table-cell>
          <table:table-cell table:formula="of:=-[.$A26]^6+(1/4)*[.$A26]^5-3*[.$A26]^4+4*[.$A26]^3-3*[.$A26]^2+(5/6)*[.$A26]" office:value-type="float" office:value="-0.0387040000000002" calcext:value-type="float">
            <text:p>-0.0387040000000002</text:p>
          </table:table-cell>
          <table:table-cell table:formula="of:=[.D26]+[.E26]-0.00741342570942599" office:value-type="float" office:value="-0.0428256520274078" calcext:value-type="float">
            <text:p>-0.0428256520274078</text:p>
          </table:table-cell>
          <table:table-cell table:formula="of:=IF([.F26]&gt;0;IF([.F26]&gt;1; 1; [.F26]^(1/(1-[.$C2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7406" calcext:value-type="float">
            <text:p>0.000047406</text:p>
          </table:table-cell>
          <table:table-cell table:formula="of:=SQRT([.A27])" office:value-type="float" office:value="0.790569415042095" calcext:value-type="float">
            <text:p>0.790569415042095</text:p>
          </table:table-cell>
          <table:table-cell table:formula="of:=[.B27]^(1-[.$C27])" office:value-type="float" office:value="0.124275992758171" calcext:value-type="float">
            <text:p>0.124275992758171</text:p>
          </table:table-cell>
          <table:table-cell table:formula="of:=-[.$A27]^6+(1/4)*[.$A27]^5-3*[.$A27]^4+4*[.$A27]^3-3*[.$A27]^2+(5/6)*[.$A27]" office:value-type="float" office:value="-0.0487963358561198" calcext:value-type="float">
            <text:p>-0.0487963358561198</text:p>
          </table:table-cell>
          <table:table-cell table:formula="of:=[.D27]+[.E27]-0.00741342570942599" office:value-type="float" office:value="0.0680662311926252" calcext:value-type="float">
            <text:p>0.0680662311926252</text:p>
          </table:table-cell>
          <table:table-cell table:formula="of:=IF([.F27]&gt;0;IF([.F27]&gt;1; 1; [.F27]^(1/(1-[.$C27])));0)" office:value-type="float" office:value="0.00000267560426496203" calcext:value-type="float">
            <text:p>2.67560426496203E-06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11722" calcext:value-type="float">
            <text:p>0.0000000211722</text:p>
          </table:table-cell>
          <table:table-cell table:formula="of:=SQRT([.A28])" office:value-type="float" office:value="0.836660026534076" calcext:value-type="float">
            <text:p>0.836660026534076</text:p>
          </table:table-cell>
          <table:table-cell table:formula="of:=[.B28]^(1-[.$C28])" office:value-type="float" office:value="0.055781581116106" calcext:value-type="float">
            <text:p>0.055781581116106</text:p>
          </table:table-cell>
          <table:table-cell table:formula="of:=-[.$A28]^6+(1/4)*[.$A28]^5-3*[.$A28]^4+4*[.$A28]^3-3*[.$A28]^2+(5/6)*[.$A28]" office:value-type="float" office:value="-0.0753001666666666" calcext:value-type="float">
            <text:p>-0.0753001666666666</text:p>
          </table:table-cell>
          <table:table-cell table:formula="of:=[.D28]+[.E28]-0.00741342570942599" office:value-type="float" office:value="-0.0269320112599866" calcext:value-type="float">
            <text:p>-0.0269320112599866</text:p>
          </table:table-cell>
          <table:table-cell table:formula="of:=IF([.F28]&gt;0;IF([.F28]&gt;1; 1; [.F28]^(1/(1-[.$C2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43438" calcext:value-type="float">
            <text:p>1.43438E-10</text:p>
          </table:table-cell>
          <table:table-cell table:formula="of:=SQRT([.A29])" office:value-type="float" office:value="0.806225774829855" calcext:value-type="float">
            <text:p>0.806225774829855</text:p>
          </table:table-cell>
          <table:table-cell table:formula="of:=[.B29]^(1-[.$C29])" office:value-type="float" office:value="0.0123769955943716" calcext:value-type="float">
            <text:p>0.0123769955943716</text:p>
          </table:table-cell>
          <table:table-cell table:formula="of:=-[.$A29]^6+(1/4)*[.$A29]^5-3*[.$A29]^4+4*[.$A29]^3-3*[.$A29]^2+(5/6)*[.$A29]" office:value-type="float" office:value="-0.0584259270833334" calcext:value-type="float">
            <text:p>-0.0584259270833334</text:p>
          </table:table-cell>
          <table:table-cell table:formula="of:=[.D29]+[.E29]-0.00741342570942599" office:value-type="float" office:value="-0.0534623571983878" calcext:value-type="float">
            <text:p>-0.0534623571983878</text:p>
          </table:table-cell>
          <table:table-cell table:formula="of:=IF([.F29]&gt;0;IF([.F29]&gt;1; 1; [.F29]^(1/(1-[.$C2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61469" calcext:value-type="float">
            <text:p>1.61469E-10</text:p>
          </table:table-cell>
          <table:table-cell table:formula="of:=SQRT([.A30])" office:value-type="float" office:value="0.866025403784439" calcext:value-type="float">
            <text:p>0.866025403784439</text:p>
          </table:table-cell>
          <table:table-cell table:formula="of:=[.B30]^(1-[.$C30])" office:value-type="float" office:value="0.0487677476934324" calcext:value-type="float">
            <text:p>0.0487677476934324</text:p>
          </table:table-cell>
          <table:table-cell table:formula="of:=-[.$A30]^6+(1/4)*[.$A30]^5-3*[.$A30]^4+4*[.$A30]^3-3*[.$A30]^2+(5/6)*[.$A30]" office:value-type="float" office:value="-0.0869140625" calcext:value-type="float">
            <text:p>-0.0869140625</text:p>
          </table:table-cell>
          <table:table-cell table:formula="of:=[.D30]+[.E30]-0.00741342570942599" office:value-type="float" office:value="-0.0455597405159936" calcext:value-type="float">
            <text:p>-0.0455597405159936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505306" calcext:value-type="float">
            <text:p>0.0000505306</text:p>
          </table:table-cell>
          <table:table-cell table:formula="of:=SQRT([.A31])" office:value-type="float" office:value="0.85146931829632" calcext:value-type="float">
            <text:p>0.85146931829632</text:p>
          </table:table-cell>
          <table:table-cell table:formula="of:=[.B31]^(1-[.$C31])" office:value-type="float" office:value="0.230062595098322" calcext:value-type="float">
            <text:p>0.230062595098322</text:p>
          </table:table-cell>
          <table:table-cell table:formula="of:=-[.$A31]^6+(1/4)*[.$A31]^5-3*[.$A31]^4+4*[.$A31]^3-3*[.$A31]^2+(5/6)*[.$A31]" office:value-type="float" office:value="-0.0819441704915366" calcext:value-type="float">
            <text:p>-0.0819441704915366</text:p>
          </table:table-cell>
          <table:table-cell table:formula="of:=[.D31]+[.E31]-0.00741342570942599" office:value-type="float" office:value="0.140704998897359" calcext:value-type="float">
            <text:p>0.140704998897359</text:p>
          </table:table-cell>
          <table:table-cell table:formula="of:=IF([.F31]&gt;0;IF([.F31]&gt;1; 1; [.F31]^(1/(1-[.$C31])));0)" office:value-type="float" office:value="0.00000184457087996846" calcext:value-type="float">
            <text:p>1.84457087996846E-06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89832" calcext:value-type="float">
            <text:p>0.000000689832</text:p>
          </table:table-cell>
          <table:table-cell table:formula="of:=SQRT([.A32])" office:value-type="float" office:value="0.836660026534076" calcext:value-type="float">
            <text:p>0.836660026534076</text:p>
          </table:table-cell>
          <table:table-cell table:formula="of:=[.B32]^(1-[.$C32])" office:value-type="float" office:value="0.0985418020630521" calcext:value-type="float">
            <text:p>0.0985418020630521</text:p>
          </table:table-cell>
          <table:table-cell table:formula="of:=-[.$A32]^6+(1/4)*[.$A32]^5-3*[.$A32]^4+4*[.$A32]^3-3*[.$A32]^2+(5/6)*[.$A32]" office:value-type="float" office:value="-0.0753001666666666" calcext:value-type="float">
            <text:p>-0.0753001666666666</text:p>
          </table:table-cell>
          <table:table-cell table:formula="of:=[.D32]+[.E32]-0.00741342570942599" office:value-type="float" office:value="0.0158282096869595" calcext:value-type="float">
            <text:p>0.0158282096869595</text:p>
          </table:table-cell>
          <table:table-cell table:formula="of:=IF([.F32]&gt;0;IF([.F32]&gt;1; 1; [.F32]^(1/(1-[.$C32])));0)" office:value-type="float" office:value="0.00000000000947460638" calcext:value-type="float">
            <text:p>9.47460637723906E-12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0934693" calcext:value-type="float">
            <text:p>9.34693E-12</text:p>
          </table:table-cell>
          <table:table-cell table:formula="of:=SQRT([.A33])" office:value-type="float" office:value="0.85146931829632" calcext:value-type="float">
            <text:p>0.85146931829632</text:p>
          </table:table-cell>
          <table:table-cell table:formula="of:=[.B33]^(1-[.$C33])" office:value-type="float" office:value="0.0230041370546028" calcext:value-type="float">
            <text:p>0.0230041370546028</text:p>
          </table:table-cell>
          <table:table-cell table:formula="of:=-[.$A33]^6+(1/4)*[.$A33]^5-3*[.$A33]^4+4*[.$A33]^3-3*[.$A33]^2+(5/6)*[.$A33]" office:value-type="float" office:value="-0.0819441704915366" calcext:value-type="float">
            <text:p>-0.0819441704915366</text:p>
          </table:table-cell>
          <table:table-cell table:formula="of:=[.D33]+[.E33]-0.00741342570942599" office:value-type="float" office:value="-0.0663534591463598" calcext:value-type="float">
            <text:p>-0.0663534591463598</text:p>
          </table:table-cell>
          <table:table-cell table:formula="of:=IF([.F33]&gt;0;IF([.F33]&gt;1; 1; [.F33]^(1/(1-[.$C3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253096" calcext:value-type="float">
            <text:p>0.00000000253096</text:p>
          </table:table-cell>
          <table:table-cell table:formula="of:=SQRT([.A34])" office:value-type="float" office:value="0.806225774829855" calcext:value-type="float">
            <text:p>0.806225774829855</text:p>
          </table:table-cell>
          <table:table-cell table:formula="of:=[.B34]^(1-[.$C34])" office:value-type="float" office:value="0.0215863028804397" calcext:value-type="float">
            <text:p>0.0215863028804397</text:p>
          </table:table-cell>
          <table:table-cell table:formula="of:=-[.$A34]^6+(1/4)*[.$A34]^5-3*[.$A34]^4+4*[.$A34]^3-3*[.$A34]^2+(5/6)*[.$A34]" office:value-type="float" office:value="-0.0584259270833334" calcext:value-type="float">
            <text:p>-0.0584259270833334</text:p>
          </table:table-cell>
          <table:table-cell table:formula="of:=[.D34]+[.E34]-0.00741342570942599" office:value-type="float" office:value="-0.0442530499123197" calcext:value-type="float">
            <text:p>-0.0442530499123197</text:p>
          </table:table-cell>
          <table:table-cell table:formula="of:=IF([.F34]&gt;0;IF([.F34]&gt;1; 1; [.F34]^(1/(1-[.$C3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840476" calcext:value-type="float">
            <text:p>0.0000840476</text:p>
          </table:table-cell>
          <table:table-cell table:formula="of:=SQRT([.A35])" office:value-type="float" office:value="0.790569415042095" calcext:value-type="float">
            <text:p>0.790569415042095</text:p>
          </table:table-cell>
          <table:table-cell table:formula="of:=[.B35]^(1-[.$C35])" office:value-type="float" office:value="0.140110587159426" calcext:value-type="float">
            <text:p>0.140110587159426</text:p>
          </table:table-cell>
          <table:table-cell table:formula="of:=-[.$A35]^6+(1/4)*[.$A35]^5-3*[.$A35]^4+4*[.$A35]^3-3*[.$A35]^2+(5/6)*[.$A35]" office:value-type="float" office:value="-0.0487963358561198" calcext:value-type="float">
            <text:p>-0.0487963358561198</text:p>
          </table:table-cell>
          <table:table-cell table:formula="of:=[.D35]+[.E35]-0.00741342570942599" office:value-type="float" office:value="0.0839008255938801" calcext:value-type="float">
            <text:p>0.0839008255938801</text:p>
          </table:table-cell>
          <table:table-cell table:formula="of:=IF([.F35]&gt;0;IF([.F35]&gt;1; 1; [.F35]^(1/(1-[.$C35])));0)" office:value-type="float" office:value="0.00000726345575654136" calcext:value-type="float">
            <text:p>7.26345575654136E-06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77273" calcext:value-type="float">
            <text:p>0.00000377273</text:p>
          </table:table-cell>
          <table:table-cell table:formula="of:=SQRT([.A36])" office:value-type="float" office:value="0.85146931829632" calcext:value-type="float">
            <text:p>0.85146931829632</text:p>
          </table:table-cell>
          <table:table-cell table:formula="of:=[.B36]^(1-[.$C36])" office:value-type="float" office:value="0.156482933065442" calcext:value-type="float">
            <text:p>0.156482933065442</text:p>
          </table:table-cell>
          <table:table-cell table:formula="of:=-[.$A36]^6+(1/4)*[.$A36]^5-3*[.$A36]^4+4*[.$A36]^3-3*[.$A36]^2+(5/6)*[.$A36]" office:value-type="float" office:value="-0.0819441704915366" calcext:value-type="float">
            <text:p>-0.0819441704915366</text:p>
          </table:table-cell>
          <table:table-cell table:formula="of:=[.D36]+[.E36]-0.00741342570942599" office:value-type="float" office:value="0.0671253368644793" calcext:value-type="float">
            <text:p>0.0671253368644793</text:p>
          </table:table-cell>
          <table:table-cell table:formula="of:=IF([.F36]&gt;0;IF([.F36]&gt;1; 1; [.F36]^(1/(1-[.$C36])));0)" office:value-type="float" office:value="0.00000001264379604844" calcext:value-type="float">
            <text:p>1.26437960484355E-08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29" calcext:value-type="float">
            <text:p>0.0000000052429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0248580122519533" calcext:value-type="float">
            <text:p>0.0248580122519533</text:p>
          </table:table-cell>
          <table:table-cell table:formula="of:=-[.$A37]^6+(1/4)*[.$A37]^5-3*[.$A37]^4+4*[.$A37]^3-3*[.$A37]^2+(5/6)*[.$A37]" office:value-type="float" office:value="-0.0584259270833334" calcext:value-type="float">
            <text:p>-0.0584259270833334</text:p>
          </table:table-cell>
          <table:table-cell table:formula="of:=[.D37]+[.E37]-0.00741342570942599" office:value-type="float" office:value="-0.0409813405408061" calcext:value-type="float">
            <text:p>-0.0409813405408061</text:p>
          </table:table-cell>
          <table:table-cell table:formula="of:=IF([.F37]&gt;0;IF([.F37]&gt;1; 1; [.F37]^(1/(1-[.$C3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223595" calcext:value-type="float">
            <text:p>0.00000223595</text:p>
          </table:table-cell>
          <table:table-cell table:formula="of:=SQRT([.A38])" office:value-type="float" office:value="0.88034084308295" calcext:value-type="float">
            <text:p>0.88034084308295</text:p>
          </table:table-cell>
          <table:table-cell table:formula="of:=[.B38]^(1-[.$C38])" office:value-type="float" office:value="0.210795530013603" calcext:value-type="float">
            <text:p>0.210795530013603</text:p>
          </table:table-cell>
          <table:table-cell table:formula="of:=-[.$A38]^6+(1/4)*[.$A38]^5-3*[.$A38]^4+4*[.$A38]^3-3*[.$A38]^2+(5/6)*[.$A38]" office:value-type="float" office:value="-0.0897842469889324" calcext:value-type="float">
            <text:p>-0.0897842469889324</text:p>
          </table:table-cell>
          <table:table-cell table:formula="of:=[.D38]+[.E38]-0.00741342570942599" office:value-type="float" office:value="0.113597857315245" calcext:value-type="float">
            <text:p>0.113597857315245</text:p>
          </table:table-cell>
          <table:table-cell table:formula="of:=IF([.F38]&gt;0;IF([.F38]&gt;1; 1; [.F38]^(1/(1-[.$C38])));0)" office:value-type="float" office:value="0.00000001275445022497" calcext:value-type="float">
            <text:p>1.27544502249673E-08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122824" calcext:value-type="float">
            <text:p>1.22824E-11</text:p>
          </table:table-cell>
          <table:table-cell table:formula="of:=SQRT([.A39])" office:value-type="float" office:value="0.806225774829855" calcext:value-type="float">
            <text:p>0.806225774829855</text:p>
          </table:table-cell>
          <table:table-cell table:formula="of:=[.B39]^(1-[.$C39])" office:value-type="float" office:value="0.00768748556294753" calcext:value-type="float">
            <text:p>0.00768748556294753</text:p>
          </table:table-cell>
          <table:table-cell table:formula="of:=-[.$A39]^6+(1/4)*[.$A39]^5-3*[.$A39]^4+4*[.$A39]^3-3*[.$A39]^2+(5/6)*[.$A39]" office:value-type="float" office:value="-0.0584259270833334" calcext:value-type="float">
            <text:p>-0.0584259270833334</text:p>
          </table:table-cell>
          <table:table-cell table:formula="of:=[.D39]+[.E39]-0.00741342570942599" office:value-type="float" office:value="-0.0581518672298119" calcext:value-type="float">
            <text:p>-0.0581518672298119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369969" calcext:value-type="float">
            <text:p>0.00000000369969</text:p>
          </table:table-cell>
          <table:table-cell table:formula="of:=SQRT([.A40])" office:value-type="float" office:value="0.821583836257749" calcext:value-type="float">
            <text:p>0.821583836257749</text:p>
          </table:table-cell>
          <table:table-cell table:formula="of:=[.B40]^(1-[.$C40])" office:value-type="float" office:value="0.0313057711304912" calcext:value-type="float">
            <text:p>0.0313057711304912</text:p>
          </table:table-cell>
          <table:table-cell table:formula="of:=-[.$A40]^6+(1/4)*[.$A40]^5-3*[.$A40]^4+4*[.$A40]^3-3*[.$A40]^2+(5/6)*[.$A40]" office:value-type="float" office:value="-0.0673533303222658" calcext:value-type="float">
            <text:p>-0.0673533303222658</text:p>
          </table:table-cell>
          <table:table-cell table:formula="of:=[.D40]+[.E40]-0.00741342570942599" office:value-type="float" office:value="-0.0434609849012005" calcext:value-type="float">
            <text:p>-0.0434609849012005</text:p>
          </table:table-cell>
          <table:table-cell table:formula="of:=IF([.F40]&gt;0;IF([.F40]&gt;1; 1; [.F40]^(1/(1-[.$C4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338245" calcext:value-type="float">
            <text:p>0.00000000338245</text:p>
          </table:table-cell>
          <table:table-cell table:formula="of:=SQRT([.A41])" office:value-type="float" office:value="0.758287544405155" calcext:value-type="float">
            <text:p>0.758287544405155</text:p>
          </table:table-cell>
          <table:table-cell table:formula="of:=[.B41]^(1-[.$C41])" office:value-type="float" office:value="0.00896416243190604" calcext:value-type="float">
            <text:p>0.00896416243190604</text:p>
          </table:table-cell>
          <table:table-cell table:formula="of:=-[.$A41]^6+(1/4)*[.$A41]^5-3*[.$A41]^4+4*[.$A41]^3-3*[.$A41]^2+(5/6)*[.$A41]" office:value-type="float" office:value="-0.0283542027180989" calcext:value-type="float">
            <text:p>-0.0283542027180989</text:p>
          </table:table-cell>
          <table:table-cell table:formula="of:=[.D41]+[.E41]-0.00741342570942599" office:value-type="float" office:value="-0.0268034659956188" calcext:value-type="float">
            <text:p>-0.0268034659956188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188137" calcext:value-type="float">
            <text:p>0.000000188137</text:p>
          </table:table-cell>
          <table:table-cell table:formula="of:=SQRT([.A42])" office:value-type="float" office:value="0.758287544405155" calcext:value-type="float">
            <text:p>0.758287544405155</text:p>
          </table:table-cell>
          <table:table-cell table:formula="of:=[.B42]^(1-[.$C42])" office:value-type="float" office:value="0.0236786341382572" calcext:value-type="float">
            <text:p>0.0236786341382572</text:p>
          </table:table-cell>
          <table:table-cell table:formula="of:=-[.$A42]^6+(1/4)*[.$A42]^5-3*[.$A42]^4+4*[.$A42]^3-3*[.$A42]^2+(5/6)*[.$A42]" office:value-type="float" office:value="-0.0283542027180989" calcext:value-type="float">
            <text:p>-0.0283542027180989</text:p>
          </table:table-cell>
          <table:table-cell table:formula="of:=[.D42]+[.E42]-0.00741342570942599" office:value-type="float" office:value="-0.0120889942892676" calcext:value-type="float">
            <text:p>-0.0120889942892676</text:p>
          </table:table-cell>
          <table:table-cell table:formula="of:=IF([.F42]&gt;0;IF([.F42]&gt;1; 1; [.F42]^(1/(1-[.$C4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83516" calcext:value-type="float">
            <text:p>0.0000183516</text:p>
          </table:table-cell>
          <table:table-cell table:formula="of:=SQRT([.A43])" office:value-type="float" office:value="0.836660026534076" calcext:value-type="float">
            <text:p>0.836660026534076</text:p>
          </table:table-cell>
          <table:table-cell table:formula="of:=[.B43]^(1-[.$C43])" office:value-type="float" office:value="0.168410290946939" calcext:value-type="float">
            <text:p>0.168410290946939</text:p>
          </table:table-cell>
          <table:table-cell table:formula="of:=-[.$A43]^6+(1/4)*[.$A43]^5-3*[.$A43]^4+4*[.$A43]^3-3*[.$A43]^2+(5/6)*[.$A43]" office:value-type="float" office:value="-0.0753001666666666" calcext:value-type="float">
            <text:p>-0.0753001666666666</text:p>
          </table:table-cell>
          <table:table-cell table:formula="of:=[.D43]+[.E43]-0.00741342570942599" office:value-type="float" office:value="0.0856966985708461" calcext:value-type="float">
            <text:p>0.0856966985708461</text:p>
          </table:table-cell>
          <table:table-cell table:formula="of:=IF([.F43]&gt;0;IF([.F43]&gt;1; 1; [.F43]^(1/(1-[.$C43])));0)" office:value-type="float" office:value="0.00000029335443946447" calcext:value-type="float">
            <text:p>2.93354439464474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53924" calcext:value-type="float">
            <text:p>9.53924E-12</text:p>
          </table:table-cell>
          <table:table-cell table:formula="of:=SQRT([.A44])" office:value-type="float" office:value="0.774596669241483" calcext:value-type="float">
            <text:p>0.774596669241483</text:p>
          </table:table-cell>
          <table:table-cell table:formula="of:=[.B44]^(1-[.$C44])" office:value-type="float" office:value="0.00328054272597685" calcext:value-type="float">
            <text:p>0.00328054272597685</text:p>
          </table:table-cell>
          <table:table-cell table:formula="of:=-[.$A44]^6+(1/4)*[.$A44]^5-3*[.$A44]^4+4*[.$A44]^3-3*[.$A44]^2+(5/6)*[.$A44]" office:value-type="float" office:value="-0.0387040000000002" calcext:value-type="float">
            <text:p>-0.0387040000000002</text:p>
          </table:table-cell>
          <table:table-cell table:formula="of:=[.D44]+[.E44]-0.00741342570942599" office:value-type="float" office:value="-0.0428368829834493" calcext:value-type="float">
            <text:p>-0.0428368829834493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5335E-015" calcext:value-type="float">
            <text:p>1.95335E-15</text:p>
          </table:table-cell>
          <table:table-cell table:formula="of:=SQRT([.A45])" office:value-type="float" office:value="0.806225774829855" calcext:value-type="float">
            <text:p>0.806225774829855</text:p>
          </table:table-cell>
          <table:table-cell table:formula="of:=[.B45]^(1-[.$C45])" office:value-type="float" office:value="0.00141166713685824" calcext:value-type="float">
            <text:p>0.00141166713685824</text:p>
          </table:table-cell>
          <table:table-cell table:formula="of:=-[.$A45]^6+(1/4)*[.$A45]^5-3*[.$A45]^4+4*[.$A45]^3-3*[.$A45]^2+(5/6)*[.$A45]" office:value-type="float" office:value="-0.0584259270833334" calcext:value-type="float">
            <text:p>-0.0584259270833334</text:p>
          </table:table-cell>
          <table:table-cell table:formula="of:=[.D45]+[.E45]-0.00741342570942599" office:value-type="float" office:value="-0.0644276856559011" calcext:value-type="float">
            <text:p>-0.0644276856559011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855744" calcext:value-type="float">
            <text:p>0.00000000855744</text:p>
          </table:table-cell>
          <table:table-cell table:formula="of:=SQRT([.A46])" office:value-type="float" office:value="0.85146931829632" calcext:value-type="float">
            <text:p>0.85146931829632</text:p>
          </table:table-cell>
          <table:table-cell table:formula="of:=[.B46]^(1-[.$C46])" office:value-type="float" office:value="0.0633440072608277" calcext:value-type="float">
            <text:p>0.0633440072608277</text:p>
          </table:table-cell>
          <table:table-cell table:formula="of:=-[.$A46]^6+(1/4)*[.$A46]^5-3*[.$A46]^4+4*[.$A46]^3-3*[.$A46]^2+(5/6)*[.$A46]" office:value-type="float" office:value="-0.0819441704915366" calcext:value-type="float">
            <text:p>-0.0819441704915366</text:p>
          </table:table-cell>
          <table:table-cell table:formula="of:=[.D46]+[.E46]-0.00741342570942599" office:value-type="float" office:value="-0.0260135889401349" calcext:value-type="float">
            <text:p>-0.0260135889401349</text:p>
          </table:table-cell>
          <table:table-cell table:formula="of:=IF([.F46]&gt;0;IF([.F46]&gt;1; 1; [.F46]^(1/(1-[.$C4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604641" calcext:value-type="float">
            <text:p>6.04641E-13</text:p>
          </table:table-cell>
          <table:table-cell table:formula="of:=SQRT([.A47])" office:value-type="float" office:value="0.821583836257749" calcext:value-type="float">
            <text:p>0.821583836257749</text:p>
          </table:table-cell>
          <table:table-cell table:formula="of:=[.B47]^(1-[.$C47])" office:value-type="float" office:value="0.00660726421304748" calcext:value-type="float">
            <text:p>0.00660726421304748</text:p>
          </table:table-cell>
          <table:table-cell table:formula="of:=-[.$A47]^6+(1/4)*[.$A47]^5-3*[.$A47]^4+4*[.$A47]^3-3*[.$A47]^2+(5/6)*[.$A47]" office:value-type="float" office:value="-0.0673533303222658" calcext:value-type="float">
            <text:p>-0.0673533303222658</text:p>
          </table:table-cell>
          <table:table-cell table:formula="of:=[.D47]+[.E47]-0.00741342570942599" office:value-type="float" office:value="-0.0681594918186443" calcext:value-type="float">
            <text:p>-0.0681594918186443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12859" calcext:value-type="float">
            <text:p>0.00312859</text:p>
          </table:table-cell>
          <table:table-cell table:formula="of:=SQRT([.A48])" office:value-type="float" office:value="0.689202437604511" calcext:value-type="float">
            <text:p>0.689202437604511</text:p>
          </table:table-cell>
          <table:table-cell table:formula="of:=[.B48]^(1-[.$C48])" office:value-type="float" office:value="0.166556070699151" calcext:value-type="float">
            <text:p>0.166556070699151</text:p>
          </table:table-cell>
          <table:table-cell table:formula="of:=-[.$A48]^6+(1/4)*[.$A48]^5-3*[.$A48]^4+4*[.$A48]^3-3*[.$A48]^2+(5/6)*[.$A48]" office:value-type="float" office:value="0.0124568858235677" calcext:value-type="float">
            <text:p>0.0124568858235677</text:p>
          </table:table-cell>
          <table:table-cell table:formula="of:=[.D48]+[.E48]-0.00741342570942599" office:value-type="float" office:value="0.171599530813292" calcext:value-type="float">
            <text:p>0.171599530813292</text:p>
          </table:table-cell>
          <table:table-cell table:formula="of:=IF([.F48]&gt;0;IF([.F48]&gt;1; 1; [.F48]^(1/(1-[.$C48])));0)" office:value-type="float" office:value="0.00344376699231733" calcext:value-type="float">
            <text:p>0.0034437669923173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27884" calcext:value-type="float">
            <text:p>0.0000127884</text:p>
          </table:table-cell>
          <table:table-cell table:formula="of:=SQRT([.A49])" office:value-type="float" office:value="0.790569415042095" calcext:value-type="float">
            <text:p>0.790569415042095</text:p>
          </table:table-cell>
          <table:table-cell table:formula="of:=[.B49]^(1-[.$C49])" office:value-type="float" office:value="0.0944534133271291" calcext:value-type="float">
            <text:p>0.0944534133271291</text:p>
          </table:table-cell>
          <table:table-cell table:formula="of:=-[.$A49]^6+(1/4)*[.$A49]^5-3*[.$A49]^4+4*[.$A49]^3-3*[.$A49]^2+(5/6)*[.$A49]" office:value-type="float" office:value="-0.0487963358561198" calcext:value-type="float">
            <text:p>-0.0487963358561198</text:p>
          </table:table-cell>
          <table:table-cell table:formula="of:=[.D49]+[.E49]-0.00741342570942599" office:value-type="float" office:value="0.0382436517615833" calcext:value-type="float">
            <text:p>0.0382436517615833</text:p>
          </table:table-cell>
          <table:table-cell table:formula="of:=IF([.F49]&gt;0;IF([.F49]&gt;1; 1; [.F49]^(1/(1-[.$C49])));0)" office:value-type="float" office:value="0.0000001705811438213" calcext:value-type="float">
            <text:p>1.70581143821303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90406" calcext:value-type="float">
            <text:p>0.0690406</text:p>
          </table:table-cell>
          <table:table-cell table:formula="of:=SQRT([.A50])" office:value-type="float" office:value="0.774596669241483" calcext:value-type="float">
            <text:p>0.774596669241483</text:p>
          </table:table-cell>
          <table:table-cell table:formula="of:=[.B50]^(1-[.$C50])" office:value-type="float" office:value="0.547432151373507" calcext:value-type="float">
            <text:p>0.547432151373507</text:p>
          </table:table-cell>
          <table:table-cell table:formula="of:=-[.$A50]^6+(1/4)*[.$A50]^5-3*[.$A50]^4+4*[.$A50]^3-3*[.$A50]^2+(5/6)*[.$A50]" office:value-type="float" office:value="-0.0387040000000002" calcext:value-type="float">
            <text:p>-0.0387040000000002</text:p>
          </table:table-cell>
          <table:table-cell table:formula="of:=[.D50]+[.E50]-0.00741342570942599" office:value-type="float" office:value="0.50131472566408" calcext:value-type="float">
            <text:p>0.50131472566408</text:p>
          </table:table-cell>
          <table:table-cell table:formula="of:=IF([.F50]&gt;0;IF([.F50]&gt;1; 1; [.F50]^(1/(1-[.$C50])));0)" office:value-type="float" office:value="0.0467242738814864" calcext:value-type="float">
            <text:p>0.046724273881486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347777" calcext:value-type="float">
            <text:p>0.0000000347777</text:p>
          </table:table-cell>
          <table:table-cell table:formula="of:=SQRT([.A51])" office:value-type="float" office:value="0.806225774829855" calcext:value-type="float">
            <text:p>0.806225774829855</text:p>
          </table:table-cell>
          <table:table-cell table:formula="of:=[.B51]^(1-[.$C51])" office:value-type="float" office:value="0.0358671073606316" calcext:value-type="float">
            <text:p>0.0358671073606316</text:p>
          </table:table-cell>
          <table:table-cell table:formula="of:=-[.$A51]^6+(1/4)*[.$A51]^5-3*[.$A51]^4+4*[.$A51]^3-3*[.$A51]^2+(5/6)*[.$A51]" office:value-type="float" office:value="-0.0584259270833334" calcext:value-type="float">
            <text:p>-0.0584259270833334</text:p>
          </table:table-cell>
          <table:table-cell table:formula="of:=[.D51]+[.E51]-0.00741342570942599" office:value-type="float" office:value="-0.0299722454321278" calcext:value-type="float">
            <text:p>-0.0299722454321278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329578" calcext:value-type="float">
            <text:p>3.29578E-10</text:p>
          </table:table-cell>
          <table:table-cell table:formula="of:=SQRT([.A52])" office:value-type="float" office:value="0.85146931829632" calcext:value-type="float">
            <text:p>0.85146931829632</text:p>
          </table:table-cell>
          <table:table-cell table:formula="of:=[.B52]^(1-[.$C52])" office:value-type="float" office:value="0.039050434418968" calcext:value-type="float">
            <text:p>0.039050434418968</text:p>
          </table:table-cell>
          <table:table-cell table:formula="of:=-[.$A52]^6+(1/4)*[.$A52]^5-3*[.$A52]^4+4*[.$A52]^3-3*[.$A52]^2+(5/6)*[.$A52]" office:value-type="float" office:value="-0.0819441704915366" calcext:value-type="float">
            <text:p>-0.0819441704915366</text:p>
          </table:table-cell>
          <table:table-cell table:formula="of:=[.D52]+[.E52]-0.00741342570942599" office:value-type="float" office:value="-0.0503071617819946" calcext:value-type="float">
            <text:p>-0.0503071617819946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66394" calcext:value-type="float">
            <text:p>0.00000000266394</text:p>
          </table:table-cell>
          <table:table-cell table:formula="of:=SQRT([.A53])" office:value-type="float" office:value="0.774596669241483" calcext:value-type="float">
            <text:p>0.774596669241483</text:p>
          </table:table-cell>
          <table:table-cell table:formula="of:=[.B53]^(1-[.$C53])" office:value-type="float" office:value="0.0116757462817147" calcext:value-type="float">
            <text:p>0.0116757462817147</text:p>
          </table:table-cell>
          <table:table-cell table:formula="of:=-[.$A53]^6+(1/4)*[.$A53]^5-3*[.$A53]^4+4*[.$A53]^3-3*[.$A53]^2+(5/6)*[.$A53]" office:value-type="float" office:value="-0.0387040000000002" calcext:value-type="float">
            <text:p>-0.0387040000000002</text:p>
          </table:table-cell>
          <table:table-cell table:formula="of:=[.D53]+[.E53]-0.00741342570942599" office:value-type="float" office:value="-0.0344416794277115" calcext:value-type="float">
            <text:p>-0.0344416794277115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86897" calcext:value-type="float">
            <text:p>0.00000486897</text:p>
          </table:table-cell>
          <table:table-cell table:formula="of:=SQRT([.A54])" office:value-type="float" office:value="0.836660026534076" calcext:value-type="float">
            <text:p>0.836660026534076</text:p>
          </table:table-cell>
          <table:table-cell table:formula="of:=[.B54]^(1-[.$C54])" office:value-type="float" office:value="0.135595762201239" calcext:value-type="float">
            <text:p>0.135595762201239</text:p>
          </table:table-cell>
          <table:table-cell table:formula="of:=-[.$A54]^6+(1/4)*[.$A54]^5-3*[.$A54]^4+4*[.$A54]^3-3*[.$A54]^2+(5/6)*[.$A54]" office:value-type="float" office:value="-0.0753001666666666" calcext:value-type="float">
            <text:p>-0.0753001666666666</text:p>
          </table:table-cell>
          <table:table-cell table:formula="of:=[.D54]+[.E54]-0.00741342570942599" office:value-type="float" office:value="0.0528821698251467" calcext:value-type="float">
            <text:p>0.0528821698251467</text:p>
          </table:table-cell>
          <table:table-cell table:formula="of:=IF([.F54]&gt;0;IF([.F54]&gt;1; 1; [.F54]^(1/(1-[.$C54])));0)" office:value-type="float" office:value="0.00000001527017023048" calcext:value-type="float">
            <text:p>1.52701702304825E-08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497062" calcext:value-type="float">
            <text:p>0.0000000497062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" office:value-type="float" office:value="0.0497647230051375" calcext:value-type="float">
            <text:p>0.0497647230051375</text:p>
          </table:table-cell>
          <table:table-cell table:formula="of:=-[.$A55]^6+(1/4)*[.$A55]^5-3*[.$A55]^4+4*[.$A55]^3-3*[.$A55]^2+(5/6)*[.$A55]" office:value-type="float" office:value="-0.0673533303222658" calcext:value-type="float">
            <text:p>-0.0673533303222658</text:p>
          </table:table-cell>
          <table:table-cell table:formula="of:=[.D55]+[.E55]-0.00741342570942599" office:value-type="float" office:value="-0.0250020330265543" calcext:value-type="float">
            <text:p>-0.0250020330265543</text:p>
          </table:table-cell>
          <table:table-cell table:formula="of:=IF([.F55]&gt;0;IF([.F55]&gt;1; 1; [.F55]^(1/(1-[.$C5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356E-015" calcext:value-type="float">
            <text:p>1.35356E-15</text:p>
          </table:table-cell>
          <table:table-cell table:formula="of:=SQRT([.A56])" office:value-type="float" office:value="0.836660026534076" calcext:value-type="float">
            <text:p>0.836660026534076</text:p>
          </table:table-cell>
          <table:table-cell table:formula="of:=[.B56]^(1-[.$C56])" office:value-type="float" office:value="0.00372714193203776" calcext:value-type="float">
            <text:p>0.00372714193203776</text:p>
          </table:table-cell>
          <table:table-cell table:formula="of:=-[.$A56]^6+(1/4)*[.$A56]^5-3*[.$A56]^4+4*[.$A56]^3-3*[.$A56]^2+(5/6)*[.$A56]" office:value-type="float" office:value="-0.0753001666666666" calcext:value-type="float">
            <text:p>-0.0753001666666666</text:p>
          </table:table-cell>
          <table:table-cell table:formula="of:=[.D56]+[.E56]-0.00741342570942599" office:value-type="float" office:value="-0.0789864504440548" calcext:value-type="float">
            <text:p>-0.0789864504440548</text:p>
          </table:table-cell>
          <table:table-cell table:formula="of:=IF([.F56]&gt;0;IF([.F56]&gt;1; 1; [.F56]^(1/(1-[.$C5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402225" calcext:value-type="float">
            <text:p>4.02225E-14</text:p>
          </table:table-cell>
          <table:table-cell table:formula="of:=SQRT([.A57])" office:value-type="float" office:value="0.836660026534076" calcext:value-type="float">
            <text:p>0.836660026534076</text:p>
          </table:table-cell>
          <table:table-cell table:formula="of:=[.B57]^(1-[.$C57])" office:value-type="float" office:value="0.00648596098235793" calcext:value-type="float">
            <text:p>0.00648596098235793</text:p>
          </table:table-cell>
          <table:table-cell table:formula="of:=-[.$A57]^6+(1/4)*[.$A57]^5-3*[.$A57]^4+4*[.$A57]^3-3*[.$A57]^2+(5/6)*[.$A57]" office:value-type="float" office:value="-0.0753001666666666" calcext:value-type="float">
            <text:p>-0.0753001666666666</text:p>
          </table:table-cell>
          <table:table-cell table:formula="of:=[.D57]+[.E57]-0.00741342570942599" office:value-type="float" office:value="-0.0762276313937347" calcext:value-type="float">
            <text:p>-0.0762276313937347</text:p>
          </table:table-cell>
          <table:table-cell table:formula="of:=IF([.F57]&gt;0;IF([.F57]&gt;1; 1; [.F57]^(1/(1-[.$C5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60678" calcext:value-type="float">
            <text:p>0.0000160678</text:p>
          </table:table-cell>
          <table:table-cell table:formula="of:=SQRT([.A58])" office:value-type="float" office:value="0.821583836257749" calcext:value-type="float">
            <text:p>0.821583836257749</text:p>
          </table:table-cell>
          <table:table-cell table:formula="of:=[.B58]^(1-[.$C58])" office:value-type="float" office:value="0.139529209954178" calcext:value-type="float">
            <text:p>0.139529209954178</text:p>
          </table:table-cell>
          <table:table-cell table:formula="of:=-[.$A58]^6+(1/4)*[.$A58]^5-3*[.$A58]^4+4*[.$A58]^3-3*[.$A58]^2+(5/6)*[.$A58]" office:value-type="float" office:value="-0.0673533303222658" calcext:value-type="float">
            <text:p>-0.0673533303222658</text:p>
          </table:table-cell>
          <table:table-cell table:formula="of:=[.D58]+[.E58]-0.00741342570942599" office:value-type="float" office:value="0.0647624539224861" calcext:value-type="float">
            <text:p>0.0647624539224861</text:p>
          </table:table-cell>
          <table:table-cell table:formula="of:=IF([.F58]&gt;0;IF([.F58]&gt;1; 1; [.F58]^(1/(1-[.$C58])));0)" office:value-type="float" office:value="0.00000021757932784873" calcext:value-type="float">
            <text:p>2.17579327848725E-0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742E-015" calcext:value-type="float">
            <text:p>1.72742E-15</text:p>
          </table:table-cell>
          <table:table-cell table:formula="of:=SQRT([.A59])" office:value-type="float" office:value="0.836660026534076" calcext:value-type="float">
            <text:p>0.836660026534076</text:p>
          </table:table-cell>
          <table:table-cell table:formula="of:=[.B59]^(1-[.$C59])" office:value-type="float" office:value="0.00387861767131541" calcext:value-type="float">
            <text:p>0.00387861767131541</text:p>
          </table:table-cell>
          <table:table-cell table:formula="of:=-[.$A59]^6+(1/4)*[.$A59]^5-3*[.$A59]^4+4*[.$A59]^3-3*[.$A59]^2+(5/6)*[.$A59]" office:value-type="float" office:value="-0.0753001666666666" calcext:value-type="float">
            <text:p>-0.0753001666666666</text:p>
          </table:table-cell>
          <table:table-cell table:formula="of:=[.D59]+[.E59]-0.00741342570942599" office:value-type="float" office:value="-0.0788349747047772" calcext:value-type="float">
            <text:p>-0.0788349747047772</text:p>
          </table:table-cell>
          <table:table-cell table:formula="of:=IF([.F59]&gt;0;IF([.F59]&gt;1; 1; [.F59]^(1/(1-[.$C5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87946E-027" calcext:value-type="float">
            <text:p>7.87946E-27</text:p>
          </table:table-cell>
          <table:table-cell table:formula="of:=SQRT([.A60])" office:value-type="float" office:value="0.866025403784439" calcext:value-type="float">
            <text:p>0.866025403784439</text:p>
          </table:table-cell>
          <table:table-cell table:formula="of:=[.B60]^(1-[.$C60])" office:value-type="float" office:value="0.000318268496677393" calcext:value-type="float">
            <text:p>0.000318268496677393</text:p>
          </table:table-cell>
          <table:table-cell table:formula="of:=-[.$A60]^6+(1/4)*[.$A60]^5-3*[.$A60]^4+4*[.$A60]^3-3*[.$A60]^2+(5/6)*[.$A60]" office:value-type="float" office:value="-0.0869140625" calcext:value-type="float">
            <text:p>-0.0869140625</text:p>
          </table:table-cell>
          <table:table-cell table:formula="of:=[.D60]+[.E60]-0.00741342570942599" office:value-type="float" office:value="-0.0940092197127486" calcext:value-type="float">
            <text:p>-0.0940092197127486</text:p>
          </table:table-cell>
          <table:table-cell table:formula="of:=IF([.F60]&gt;0;IF([.F60]&gt;1; 1; [.F60]^(1/(1-[.$C6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0854" calcext:value-type="float">
            <text:p>0.0000000930854</text:p>
          </table:table-cell>
          <table:table-cell table:formula="of:=SQRT([.A61])" office:value-type="float" office:value="0.806225774829855" calcext:value-type="float">
            <text:p>0.806225774829855</text:p>
          </table:table-cell>
          <table:table-cell table:formula="of:=[.B61]^(1-[.$C61])" office:value-type="float" office:value="0.0434060707557343" calcext:value-type="float">
            <text:p>0.0434060707557343</text:p>
          </table:table-cell>
          <table:table-cell table:formula="of:=-[.$A61]^6+(1/4)*[.$A61]^5-3*[.$A61]^4+4*[.$A61]^3-3*[.$A61]^2+(5/6)*[.$A61]" office:value-type="float" office:value="-0.0584259270833334" calcext:value-type="float">
            <text:p>-0.0584259270833334</text:p>
          </table:table-cell>
          <table:table-cell table:formula="of:=[.D61]+[.E61]-0.00741342570942599" office:value-type="float" office:value="-0.022433282037025" calcext:value-type="float">
            <text:p>-0.022433282037025</text:p>
          </table:table-cell>
          <table:table-cell table:formula="of:=IF([.F61]&gt;0;IF([.F61]&gt;1; 1; [.F61]^(1/(1-[.$C6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475206" calcext:value-type="float">
            <text:p>0.00000475206</text:p>
          </table:table-cell>
          <table:table-cell table:formula="of:=SQRT([.A62])" office:value-type="float" office:value="0.821583836257749" calcext:value-type="float">
            <text:p>0.821583836257749</text:p>
          </table:table-cell>
          <table:table-cell table:formula="of:=[.B62]^(1-[.$C62])" office:value-type="float" office:value="0.112271543209576" calcext:value-type="float">
            <text:p>0.112271543209576</text:p>
          </table:table-cell>
          <table:table-cell table:formula="of:=-[.$A62]^6+(1/4)*[.$A62]^5-3*[.$A62]^4+4*[.$A62]^3-3*[.$A62]^2+(5/6)*[.$A62]" office:value-type="float" office:value="-0.0673533303222658" calcext:value-type="float">
            <text:p>-0.0673533303222658</text:p>
          </table:table-cell>
          <table:table-cell table:formula="of:=[.D62]+[.E62]-0.00741342570942599" office:value-type="float" office:value="0.0375047871778839" calcext:value-type="float">
            <text:p>0.0375047871778839</text:p>
          </table:table-cell>
          <table:table-cell table:formula="of:=IF([.F62]&gt;0;IF([.F62]&gt;1; 1; [.F62]^(1/(1-[.$C62])));0)" office:value-type="float" office:value="0.00000001018442669431" calcext:value-type="float">
            <text:p>1.01844266943061E-08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318458" calcext:value-type="float">
            <text:p>0.000000318458</text:p>
          </table:table-cell>
          <table:table-cell table:formula="of:=SQRT([.A63])" office:value-type="float" office:value="0.821583836257749" calcext:value-type="float">
            <text:p>0.821583836257749</text:p>
          </table:table-cell>
          <table:table-cell table:formula="of:=[.B63]^(1-[.$C63])" office:value-type="float" office:value="0.0693169573061812" calcext:value-type="float">
            <text:p>0.0693169573061812</text:p>
          </table:table-cell>
          <table:table-cell table:formula="of:=-[.$A63]^6+(1/4)*[.$A63]^5-3*[.$A63]^4+4*[.$A63]^3-3*[.$A63]^2+(5/6)*[.$A63]" office:value-type="float" office:value="-0.0673533303222658" calcext:value-type="float">
            <text:p>-0.0673533303222658</text:p>
          </table:table-cell>
          <table:table-cell table:formula="of:=[.D63]+[.E63]-0.00741342570942599" office:value-type="float" office:value="-0.0054497987255106" calcext:value-type="float">
            <text:p>-0.0054497987255106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6573" calcext:value-type="float">
            <text:p>0.00000016573</text:p>
          </table:table-cell>
          <table:table-cell table:formula="of:=SQRT([.A64])" office:value-type="float" office:value="0.806225774829855" calcext:value-type="float">
            <text:p>0.806225774829855</text:p>
          </table:table-cell>
          <table:table-cell table:formula="of:=[.B64]^(1-[.$C64])" office:value-type="float" office:value="0.0485394339959648" calcext:value-type="float">
            <text:p>0.0485394339959648</text:p>
          </table:table-cell>
          <table:table-cell table:formula="of:=-[.$A64]^6+(1/4)*[.$A64]^5-3*[.$A64]^4+4*[.$A64]^3-3*[.$A64]^2+(5/6)*[.$A64]" office:value-type="float" office:value="-0.0584259270833334" calcext:value-type="float">
            <text:p>-0.0584259270833334</text:p>
          </table:table-cell>
          <table:table-cell table:formula="of:=[.D64]+[.E64]-0.00741342570942599" office:value-type="float" office:value="-0.0172999187967946" calcext:value-type="float">
            <text:p>-0.0172999187967946</text:p>
          </table:table-cell>
          <table:table-cell table:formula="of:=IF([.F64]&gt;0;IF([.F64]&gt;1; 1; [.F64]^(1/(1-[.$C6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11973" calcext:value-type="float">
            <text:p>0.000011973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0361775397353562" calcext:value-type="float">
            <text:p>0.0361775397353562</text:p>
          </table:table-cell>
          <table:table-cell table:formula="of:=-[.$A65]^6+(1/4)*[.$A65]^5-3*[.$A65]^4+4*[.$A65]^3-3*[.$A65]^2+(5/6)*[.$A65]" office:value-type="float" office:value="0.00260416666666669" calcext:value-type="float">
            <text:p>0.00260416666666669</text:p>
          </table:table-cell>
          <table:table-cell table:formula="of:=[.D65]+[.E65]-0.00741342570942599" office:value-type="float" office:value="0.0313682806925969" calcext:value-type="float">
            <text:p>0.0313682806925969</text:p>
          </table:table-cell>
          <table:table-cell table:formula="of:=IF([.F65]&gt;0;IF([.F65]&gt;1; 1; [.F65]^(1/(1-[.$C65])));0)" office:value-type="float" office:value="0.00000735695686513296" calcext:value-type="float">
            <text:p>7.35695686513296E-0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6121" calcext:value-type="float">
            <text:p>0.0000000246121</text:p>
          </table:table-cell>
          <table:table-cell table:formula="of:=SQRT([.A66])" office:value-type="float" office:value="0.836660026534076" calcext:value-type="float">
            <text:p>0.836660026534076</text:p>
          </table:table-cell>
          <table:table-cell table:formula="of:=[.B66]^(1-[.$C66])" office:value-type="float" office:value="0.0571702940287414" calcext:value-type="float">
            <text:p>0.0571702940287414</text:p>
          </table:table-cell>
          <table:table-cell table:formula="of:=-[.$A66]^6+(1/4)*[.$A66]^5-3*[.$A66]^4+4*[.$A66]^3-3*[.$A66]^2+(5/6)*[.$A66]" office:value-type="float" office:value="-0.0753001666666666" calcext:value-type="float">
            <text:p>-0.0753001666666666</text:p>
          </table:table-cell>
          <table:table-cell table:formula="of:=[.D66]+[.E66]-0.00741342570942599" office:value-type="float" office:value="-0.0255432983473512" calcext:value-type="float">
            <text:p>-0.0255432983473512</text:p>
          </table:table-cell>
          <table:table-cell table:formula="of:=IF([.F66]&gt;0;IF([.F66]&gt;1; 1; [.F66]^(1/(1-[.$C6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526435" calcext:value-type="float">
            <text:p>0.00526435</text:p>
          </table:table-cell>
          <table:table-cell table:formula="of:=SQRT([.A67])" office:value-type="float" office:value="0.836660026534076" calcext:value-type="float">
            <text:p>0.836660026534076</text:p>
          </table:table-cell>
          <table:table-cell table:formula="of:=[.B67]^(1-[.$C67])" office:value-type="float" office:value="0.424428474730109" calcext:value-type="float">
            <text:p>0.424428474730109</text:p>
          </table:table-cell>
          <table:table-cell table:formula="of:=-[.$A67]^6+(1/4)*[.$A67]^5-3*[.$A67]^4+4*[.$A67]^3-3*[.$A67]^2+(5/6)*[.$A67]" office:value-type="float" office:value="-0.0753001666666666" calcext:value-type="float">
            <text:p>-0.0753001666666666</text:p>
          </table:table-cell>
          <table:table-cell table:formula="of:=[.D67]+[.E67]-0.00741342570942599" office:value-type="float" office:value="0.341714882354016" calcext:value-type="float">
            <text:p>0.341714882354016</text:p>
          </table:table-cell>
          <table:table-cell table:formula="of:=IF([.F67]&gt;0;IF([.F67]&gt;1; 1; [.F67]^(1/(1-[.$C67])));0)" office:value-type="float" office:value="0.00139635886990173" calcext:value-type="float">
            <text:p>0.00139635886990173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600057" calcext:value-type="float">
            <text:p>0.0600057</text:p>
          </table:table-cell>
          <table:table-cell table:formula="of:=SQRT([.A68])" office:value-type="float" office:value="0.758287544405155" calcext:value-type="float">
            <text:p>0.758287544405155</text:p>
          </table:table-cell>
          <table:table-cell table:formula="of:=[.B68]^(1-[.$C68])" office:value-type="float" office:value="0.506610177727778" calcext:value-type="float">
            <text:p>0.506610177727778</text:p>
          </table:table-cell>
          <table:table-cell table:formula="of:=-[.$A68]^6+(1/4)*[.$A68]^5-3*[.$A68]^4+4*[.$A68]^3-3*[.$A68]^2+(5/6)*[.$A68]" office:value-type="float" office:value="-0.0283542027180989" calcext:value-type="float">
            <text:p>-0.0283542027180989</text:p>
          </table:table-cell>
          <table:table-cell table:formula="of:=[.D68]+[.E68]-0.00741342570942599" office:value-type="float" office:value="0.470842549300253" calcext:value-type="float">
            <text:p>0.470842549300253</text:p>
          </table:table-cell>
          <table:table-cell table:formula="of:=IF([.F68]&gt;0;IF([.F68]&gt;1; 1; [.F68]^(1/(1-[.$C68])));0)" office:value-type="float" office:value="0.0443239687853712" calcext:value-type="float">
            <text:p>0.0443239687853712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309" calcext:value-type="float">
            <text:p>1.309E-10</text:p>
          </table:table-cell>
          <table:table-cell table:formula="of:=SQRT([.A69])" office:value-type="float" office:value="0.821583836257749" calcext:value-type="float">
            <text:p>0.821583836257749</text:p>
          </table:table-cell>
          <table:table-cell table:formula="of:=[.B69]^(1-[.$C69])" office:value-type="float" office:value="0.0172465521396077" calcext:value-type="float">
            <text:p>0.0172465521396077</text:p>
          </table:table-cell>
          <table:table-cell table:formula="of:=-[.$A69]^6+(1/4)*[.$A69]^5-3*[.$A69]^4+4*[.$A69]^3-3*[.$A69]^2+(5/6)*[.$A69]" office:value-type="float" office:value="-0.0673533303222658" calcext:value-type="float">
            <text:p>-0.0673533303222658</text:p>
          </table:table-cell>
          <table:table-cell table:formula="of:=[.D69]+[.E69]-0.00741342570942599" office:value-type="float" office:value="-0.057520203892084" calcext:value-type="float">
            <text:p>-0.057520203892084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268043" calcext:value-type="float">
            <text:p>0.000000268043</text:p>
          </table:table-cell>
          <table:table-cell table:formula="of:=SQRT([.A70])" office:value-type="float" office:value="0.866025403784439" calcext:value-type="float">
            <text:p>0.866025403784439</text:p>
          </table:table-cell>
          <table:table-cell table:formula="of:=[.B70]^(1-[.$C70])" office:value-type="float" office:value="0.131688044134561" calcext:value-type="float">
            <text:p>0.131688044134561</text:p>
          </table:table-cell>
          <table:table-cell table:formula="of:=-[.$A70]^6+(1/4)*[.$A70]^5-3*[.$A70]^4+4*[.$A70]^3-3*[.$A70]^2+(5/6)*[.$A70]" office:value-type="float" office:value="-0.0869140625" calcext:value-type="float">
            <text:p>-0.0869140625</text:p>
          </table:table-cell>
          <table:table-cell table:formula="of:=[.D70]+[.E70]-0.00741342570942599" office:value-type="float" office:value="0.0373605559251351" calcext:value-type="float">
            <text:p>0.0373605559251351</text:p>
          </table:table-cell>
          <table:table-cell table:formula="of:=IF([.F70]&gt;0;IF([.F70]&gt;1; 1; [.F70]^(1/(1-[.$C70])));0)" office:value-type="float" office:value="0.00000000002209774868" calcext:value-type="float">
            <text:p>2.20977486816598E-1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09851" calcext:value-type="float">
            <text:p>0.00000409851</text:p>
          </table:table-cell>
          <table:table-cell table:formula="of:=SQRT([.A71])" office:value-type="float" office:value="0.836660026534076" calcext:value-type="float">
            <text:p>0.836660026534076</text:p>
          </table:table-cell>
          <table:table-cell table:formula="of:=[.B71]^(1-[.$C71])" office:value-type="float" office:value="0.131833709903602" calcext:value-type="float">
            <text:p>0.131833709903602</text:p>
          </table:table-cell>
          <table:table-cell table:formula="of:=-[.$A71]^6+(1/4)*[.$A71]^5-3*[.$A71]^4+4*[.$A71]^3-3*[.$A71]^2+(5/6)*[.$A71]" office:value-type="float" office:value="-0.0753001666666666" calcext:value-type="float">
            <text:p>-0.0753001666666666</text:p>
          </table:table-cell>
          <table:table-cell table:formula="of:=[.D71]+[.E71]-0.00741342570942599" office:value-type="float" office:value="0.0491201175275099" calcext:value-type="float">
            <text:p>0.0491201175275099</text:p>
          </table:table-cell>
          <table:table-cell table:formula="of:=IF([.F71]&gt;0;IF([.F71]&gt;1; 1; [.F71]^(1/(1-[.$C71])));0)" office:value-type="float" office:value="0.00000000971914734269" calcext:value-type="float">
            <text:p>9.71914734268577E-09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89869" calcext:value-type="float">
            <text:p>0.00000789869</text:p>
          </table:table-cell>
          <table:table-cell table:formula="of:=SQRT([.A72])" office:value-type="float" office:value="0.806225774829855" calcext:value-type="float">
            <text:p>0.806225774829855</text:p>
          </table:table-cell>
          <table:table-cell table:formula="of:=[.B72]^(1-[.$C72])" office:value-type="float" office:value="0.102630793592506" calcext:value-type="float">
            <text:p>0.102630793592506</text:p>
          </table:table-cell>
          <table:table-cell table:formula="of:=-[.$A72]^6+(1/4)*[.$A72]^5-3*[.$A72]^4+4*[.$A72]^3-3*[.$A72]^2+(5/6)*[.$A72]" office:value-type="float" office:value="-0.0584259270833334" calcext:value-type="float">
            <text:p>-0.0584259270833334</text:p>
          </table:table-cell>
          <table:table-cell table:formula="of:=[.D72]+[.E72]-0.00741342570942599" office:value-type="float" office:value="0.0367914407997471" calcext:value-type="float">
            <text:p>0.0367914407997471</text:p>
          </table:table-cell>
          <table:table-cell table:formula="of:=IF([.F72]&gt;0;IF([.F72]&gt;1; 1; [.F72]^(1/(1-[.$C72])));0)" office:value-type="float" office:value="0.00000003965776826449" calcext:value-type="float">
            <text:p>3.96577682644911E-0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64342" calcext:value-type="float">
            <text:p>0.0000064342</text:p>
          </table:table-cell>
          <table:table-cell table:formula="of:=SQRT([.A73])" office:value-type="float" office:value="0.741619848709566" calcext:value-type="float">
            <text:p>0.741619848709566</text:p>
          </table:table-cell>
          <table:table-cell table:formula="of:=[.B73]^(1-[.$C73])" office:value-type="float" office:value="0.0455636007849685" calcext:value-type="float">
            <text:p>0.0455636007849685</text:p>
          </table:table-cell>
          <table:table-cell table:formula="of:=-[.$A73]^6+(1/4)*[.$A73]^5-3*[.$A73]^4+4*[.$A73]^3-3*[.$A73]^2+(5/6)*[.$A73]" office:value-type="float" office:value="-0.0179226666666667" calcext:value-type="float">
            <text:p>-0.0179226666666667</text:p>
          </table:table-cell>
          <table:table-cell table:formula="of:=[.D73]+[.E73]-0.00741342570942599" office:value-type="float" office:value="0.0202275084088758" calcext:value-type="float">
            <text:p>0.0202275084088758</text:p>
          </table:table-cell>
          <table:table-cell table:formula="of:=IF([.F73]&gt;0;IF([.F73]&gt;1; 1; [.F73]^(1/(1-[.$C73])));0)" office:value-type="float" office:value="0.00000027768081264488" calcext:value-type="float">
            <text:p>2.77680812644875E-07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767111" calcext:value-type="float">
            <text:p>7.67111E-10</text:p>
          </table:table-cell>
          <table:table-cell table:formula="of:=SQRT([.A74])" office:value-type="float" office:value="0.806225774829855" calcext:value-type="float">
            <text:p>0.806225774829855</text:p>
          </table:table-cell>
          <table:table-cell table:formula="of:=[.B74]^(1-[.$C74])" office:value-type="float" office:value="0.0171285445822821" calcext:value-type="float">
            <text:p>0.0171285445822821</text:p>
          </table:table-cell>
          <table:table-cell table:formula="of:=-[.$A74]^6+(1/4)*[.$A74]^5-3*[.$A74]^4+4*[.$A74]^3-3*[.$A74]^2+(5/6)*[.$A74]" office:value-type="float" office:value="-0.0584259270833334" calcext:value-type="float">
            <text:p>-0.0584259270833334</text:p>
          </table:table-cell>
          <table:table-cell table:formula="of:=[.D74]+[.E74]-0.00741342570942599" office:value-type="float" office:value="-0.0487108082104772" calcext:value-type="float">
            <text:p>-0.0487108082104772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656151" calcext:value-type="float">
            <text:p>0.000000656151</text:p>
          </table:table-cell>
          <table:table-cell table:formula="of:=SQRT([.A75])" office:value-type="float" office:value="0.806225774829855" calcext:value-type="float">
            <text:p>0.806225774829855</text:p>
          </table:table-cell>
          <table:table-cell table:formula="of:=[.B75]^(1-[.$C75])" office:value-type="float" office:value="0.0633716042121912" calcext:value-type="float">
            <text:p>0.0633716042121912</text:p>
          </table:table-cell>
          <table:table-cell table:formula="of:=-[.$A75]^6+(1/4)*[.$A75]^5-3*[.$A75]^4+4*[.$A75]^3-3*[.$A75]^2+(5/6)*[.$A75]" office:value-type="float" office:value="-0.0584259270833334" calcext:value-type="float">
            <text:p>-0.0584259270833334</text:p>
          </table:table-cell>
          <table:table-cell table:formula="of:=[.D75]+[.E75]-0.00741342570942599" office:value-type="float" office:value="-0.00246774858056817" calcext:value-type="float">
            <text:p>-0.00246774858056817</text:p>
          </table:table-cell>
          <table:table-cell table:formula="of:=IF([.F75]&gt;0;IF([.F75]&gt;1; 1; [.F75]^(1/(1-[.$C7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93022" calcext:value-type="float">
            <text:p>0.0000193022</text:p>
          </table:table-cell>
          <table:table-cell table:formula="of:=SQRT([.A76])" office:value-type="float" office:value="0.774596669241483" calcext:value-type="float">
            <text:p>0.774596669241483</text:p>
          </table:table-cell>
          <table:table-cell table:formula="of:=[.B76]^(1-[.$C76])" office:value-type="float" office:value="0.0865685359451321" calcext:value-type="float">
            <text:p>0.0865685359451321</text:p>
          </table:table-cell>
          <table:table-cell table:formula="of:=-[.$A76]^6+(1/4)*[.$A76]^5-3*[.$A76]^4+4*[.$A76]^3-3*[.$A76]^2+(5/6)*[.$A76]" office:value-type="float" office:value="-0.0387040000000002" calcext:value-type="float">
            <text:p>-0.0387040000000002</text:p>
          </table:table-cell>
          <table:table-cell table:formula="of:=[.D76]+[.E76]-0.00741342570942599" office:value-type="float" office:value="0.0404511102357059" calcext:value-type="float">
            <text:p>0.0404511102357059</text:p>
          </table:table-cell>
          <table:table-cell table:formula="of:=IF([.F76]&gt;0;IF([.F76]&gt;1; 1; [.F76]^(1/(1-[.$C76])));0)" office:value-type="float" office:value="0.00000066017416261269" calcext:value-type="float">
            <text:p>6.6017416261269E-07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153753" calcext:value-type="float">
            <text:p>0.000000153753</text:p>
          </table:table-cell>
          <table:table-cell table:formula="of:=SQRT([.A77])" office:value-type="float" office:value="0.88034084308295" calcext:value-type="float">
            <text:p>0.88034084308295</text:p>
          </table:table-cell>
          <table:table-cell table:formula="of:=[.B77]^(1-[.$C77])" office:value-type="float" office:value="0.153017483678186" calcext:value-type="float">
            <text:p>0.153017483678186</text:p>
          </table:table-cell>
          <table:table-cell table:formula="of:=-[.$A77]^6+(1/4)*[.$A77]^5-3*[.$A77]^4+4*[.$A77]^3-3*[.$A77]^2+(5/6)*[.$A77]" office:value-type="float" office:value="-0.0897842469889324" calcext:value-type="float">
            <text:p>-0.0897842469889324</text:p>
          </table:table-cell>
          <table:table-cell table:formula="of:=[.D77]+[.E77]-0.00741342570942599" office:value-type="float" office:value="0.0558198109798279" calcext:value-type="float">
            <text:p>0.0558198109798279</text:p>
          </table:table-cell>
          <table:table-cell table:formula="of:=IF([.F77]&gt;0;IF([.F77]&gt;1; 1; [.F77]^(1/(1-[.$C77])));0)" office:value-type="float" office:value="0.00000000003363737477" calcext:value-type="float">
            <text:p>3.36373747741439E-11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63984" calcext:value-type="float">
            <text:p>0.00000563984</text:p>
          </table:table-cell>
          <table:table-cell table:formula="of:=SQRT([.A78])" office:value-type="float" office:value="0.790569415042095" calcext:value-type="float">
            <text:p>0.790569415042095</text:p>
          </table:table-cell>
          <table:table-cell table:formula="of:=[.B78]^(1-[.$C78])" office:value-type="float" office:value="0.0795709846305568" calcext:value-type="float">
            <text:p>0.0795709846305568</text:p>
          </table:table-cell>
          <table:table-cell table:formula="of:=-[.$A78]^6+(1/4)*[.$A78]^5-3*[.$A78]^4+4*[.$A78]^3-3*[.$A78]^2+(5/6)*[.$A78]" office:value-type="float" office:value="-0.0487963358561198" calcext:value-type="float">
            <text:p>-0.0487963358561198</text:p>
          </table:table-cell>
          <table:table-cell table:formula="of:=[.D78]+[.E78]-0.00741342570942599" office:value-type="float" office:value="0.0233612230650111" calcext:value-type="float">
            <text:p>0.0233612230650111</text:p>
          </table:table-cell>
          <table:table-cell table:formula="of:=IF([.F78]&gt;0;IF([.F78]&gt;1; 1; [.F78]^(1/(1-[.$C78])));0)" office:value-type="float" office:value="0.00000001621094040135" calcext:value-type="float">
            <text:p>1.62109404013474E-08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115347" calcext:value-type="float">
            <text:p>1.15347E-11</text:p>
          </table:table-cell>
          <table:table-cell table:formula="of:=SQRT([.A79])" office:value-type="float" office:value="0.866025403784439" calcext:value-type="float">
            <text:p>0.866025403784439</text:p>
          </table:table-cell>
          <table:table-cell table:formula="of:=[.B79]^(1-[.$C79])" office:value-type="float" office:value="0.0342441752634108" calcext:value-type="float">
            <text:p>0.0342441752634108</text:p>
          </table:table-cell>
          <table:table-cell table:formula="of:=-[.$A79]^6+(1/4)*[.$A79]^5-3*[.$A79]^4+4*[.$A79]^3-3*[.$A79]^2+(5/6)*[.$A79]" office:value-type="float" office:value="-0.0869140625" calcext:value-type="float">
            <text:p>-0.0869140625</text:p>
          </table:table-cell>
          <table:table-cell table:formula="of:=[.D79]+[.E79]-0.00741342570942599" office:value-type="float" office:value="-0.0600833129460152" calcext:value-type="float">
            <text:p>-0.0600833129460152</text:p>
          </table:table-cell>
          <table:table-cell table:formula="of:=IF([.F79]&gt;0;IF([.F79]&gt;1; 1; [.F79]^(1/(1-[.$C7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5178" calcext:value-type="float">
            <text:p>0.0000000245178</text:p>
          </table:table-cell>
          <table:table-cell table:formula="of:=SQRT([.A80])" office:value-type="float" office:value="0.836660026534076" calcext:value-type="float">
            <text:p>0.836660026534076</text:p>
          </table:table-cell>
          <table:table-cell table:formula="of:=[.B80]^(1-[.$C80])" office:value-type="float" office:value="0.0571344577342191" calcext:value-type="float">
            <text:p>0.0571344577342191</text:p>
          </table:table-cell>
          <table:table-cell table:formula="of:=-[.$A80]^6+(1/4)*[.$A80]^5-3*[.$A80]^4+4*[.$A80]^3-3*[.$A80]^2+(5/6)*[.$A80]" office:value-type="float" office:value="-0.0753001666666666" calcext:value-type="float">
            <text:p>-0.0753001666666666</text:p>
          </table:table-cell>
          <table:table-cell table:formula="of:=[.D80]+[.E80]-0.00741342570942599" office:value-type="float" office:value="-0.0255791346418735" calcext:value-type="float">
            <text:p>-0.0255791346418735</text:p>
          </table:table-cell>
          <table:table-cell table:formula="of:=IF([.F80]&gt;0;IF([.F80]&gt;1; 1; [.F80]^(1/(1-[.$C8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13637" calcext:value-type="float">
            <text:p>0.0000413637</text:p>
          </table:table-cell>
          <table:table-cell table:formula="of:=SQRT([.A81])" office:value-type="float" office:value="0.790569415042095" calcext:value-type="float">
            <text:p>0.790569415042095</text:p>
          </table:table-cell>
          <table:table-cell table:formula="of:=[.B81]^(1-[.$C81])" office:value-type="float" office:value="0.120777499103731" calcext:value-type="float">
            <text:p>0.120777499103731</text:p>
          </table:table-cell>
          <table:table-cell table:formula="of:=-[.$A81]^6+(1/4)*[.$A81]^5-3*[.$A81]^4+4*[.$A81]^3-3*[.$A81]^2+(5/6)*[.$A81]" office:value-type="float" office:value="-0.0487963358561198" calcext:value-type="float">
            <text:p>-0.0487963358561198</text:p>
          </table:table-cell>
          <table:table-cell table:formula="of:=[.D81]+[.E81]-0.00741342570942599" office:value-type="float" office:value="0.0645677375381852" calcext:value-type="float">
            <text:p>0.0645677375381852</text:p>
          </table:table-cell>
          <table:table-cell table:formula="of:=IF([.F81]&gt;0;IF([.F81]&gt;1; 1; [.F81]^(1/(1-[.$C81])));0)" office:value-type="float" office:value="0.00000207970017791506" calcext:value-type="float">
            <text:p>2.07970017791506E-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04037" calcext:value-type="float">
            <text:p>0.000000704037</text:p>
          </table:table-cell>
          <table:table-cell table:formula="of:=SQRT([.A82])" office:value-type="float" office:value="0.774596669241483" calcext:value-type="float">
            <text:p>0.774596669241483</text:p>
          </table:table-cell>
          <table:table-cell table:formula="of:=[.B82]^(1-[.$C82])" office:value-type="float" office:value="0.0410419068025731" calcext:value-type="float">
            <text:p>0.0410419068025731</text:p>
          </table:table-cell>
          <table:table-cell table:formula="of:=-[.$A82]^6+(1/4)*[.$A82]^5-3*[.$A82]^4+4*[.$A82]^3-3*[.$A82]^2+(5/6)*[.$A82]" office:value-type="float" office:value="-0.0387040000000002" calcext:value-type="float">
            <text:p>-0.0387040000000002</text:p>
          </table:table-cell>
          <table:table-cell table:formula="of:=[.D82]+[.E82]-0.00741342570942599" office:value-type="float" office:value="-0.00507551890685306" calcext:value-type="float">
            <text:p>-0.00507551890685306</text:p>
          </table:table-cell>
          <table:table-cell table:formula="of:=IF([.F82]&gt;0;IF([.F82]&gt;1; 1; [.F82]^(1/(1-[.$C8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422069" calcext:value-type="float">
            <text:p>0.00422069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" office:value-type="float" office:value="0.221797478296246" calcext:value-type="float">
            <text:p>0.221797478296246</text:p>
          </table:table-cell>
          <table:table-cell table:formula="of:=-[.$A83]^6+(1/4)*[.$A83]^5-3*[.$A83]^4+4*[.$A83]^3-3*[.$A83]^2+(5/6)*[.$A83]" office:value-type="float" office:value="-0.00755997778320305" calcext:value-type="float">
            <text:p>-0.00755997778320305</text:p>
          </table:table-cell>
          <table:table-cell table:formula="of:=[.D83]+[.E83]-0.00741342570942599" office:value-type="float" office:value="0.206824074803617" calcext:value-type="float">
            <text:p>0.206824074803617</text:p>
          </table:table-cell>
          <table:table-cell table:formula="of:=IF([.F83]&gt;0;IF([.F83]&gt;1; 1; [.F83]^(1/(1-[.$C83])));0)" office:value-type="float" office:value="0.00327470787450052" calcext:value-type="float">
            <text:p>0.00327470787450052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61593" calcext:value-type="float">
            <text:p>0.00000161593</text:p>
          </table:table-cell>
          <table:table-cell table:formula="of:=SQRT([.A84])" office:value-type="float" office:value="0.821583836257749" calcext:value-type="float">
            <text:p>0.821583836257749</text:p>
          </table:table-cell>
          <table:table-cell table:formula="of:=[.B84]^(1-[.$C84])" office:value-type="float" office:value="0.0926166286730201" calcext:value-type="float">
            <text:p>0.0926166286730201</text:p>
          </table:table-cell>
          <table:table-cell table:formula="of:=-[.$A84]^6+(1/4)*[.$A84]^5-3*[.$A84]^4+4*[.$A84]^3-3*[.$A84]^2+(5/6)*[.$A84]" office:value-type="float" office:value="-0.0673533303222658" calcext:value-type="float">
            <text:p>-0.0673533303222658</text:p>
          </table:table-cell>
          <table:table-cell table:formula="of:=[.D84]+[.E84]-0.00741342570942599" office:value-type="float" office:value="0.0178498726413283" calcext:value-type="float">
            <text:p>0.0178498726413283</text:p>
          </table:table-cell>
          <table:table-cell table:formula="of:=IF([.F84]&gt;0;IF([.F84]&gt;1; 1; [.F84]^(1/(1-[.$C84])));0)" office:value-type="float" office:value="0.00000000015872169816" calcext:value-type="float">
            <text:p>1.58721698163823E-10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923107" calcext:value-type="float">
            <text:p>0.000923107</text:p>
          </table:table-cell>
          <table:table-cell table:formula="of:=SQRT([.A85])" office:value-type="float" office:value="0.651920240520265" calcext:value-type="float">
            <text:p>0.651920240520265</text:p>
          </table:table-cell>
          <table:table-cell table:formula="of:=[.B85]^(1-[.$C85])" office:value-type="float" office:value="0.0878346068024755" calcext:value-type="float">
            <text:p>0.0878346068024755</text:p>
          </table:table-cell>
          <table:table-cell table:formula="of:=-[.$A85]^6+(1/4)*[.$A85]^5-3*[.$A85]^4+4*[.$A85]^3-3*[.$A85]^2+(5/6)*[.$A85]" office:value-type="float" office:value="0.0308374037272137" calcext:value-type="float">
            <text:p>0.0308374037272137</text:p>
          </table:table-cell>
          <table:table-cell table:formula="of:=[.D85]+[.E85]-0.00741342570942599" office:value-type="float" office:value="0.111258584820263" calcext:value-type="float">
            <text:p>0.111258584820263</text:p>
          </table:table-cell>
          <table:table-cell table:formula="of:=IF([.F85]&gt;0;IF([.F85]&gt;1; 1; [.F85]^(1/(1-[.$C85])));0)" office:value-type="float" office:value="0.00182056863945586" calcext:value-type="float">
            <text:p>0.0018205686394558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862257" calcext:value-type="float">
            <text:p>8.62257E-13</text:p>
          </table:table-cell>
          <table:table-cell table:formula="of:=SQRT([.A86])" office:value-type="float" office:value="0.821583836257749" calcext:value-type="float">
            <text:p>0.821583836257749</text:p>
          </table:table-cell>
          <table:table-cell table:formula="of:=[.B86]^(1-[.$C86])" office:value-type="float" office:value="0.00703918836985799" calcext:value-type="float">
            <text:p>0.00703918836985799</text:p>
          </table:table-cell>
          <table:table-cell table:formula="of:=-[.$A86]^6+(1/4)*[.$A86]^5-3*[.$A86]^4+4*[.$A86]^3-3*[.$A86]^2+(5/6)*[.$A86]" office:value-type="float" office:value="-0.0673533303222658" calcext:value-type="float">
            <text:p>-0.0673533303222658</text:p>
          </table:table-cell>
          <table:table-cell table:formula="of:=[.D86]+[.E86]-0.00741342570942599" office:value-type="float" office:value="-0.0677275676618338" calcext:value-type="float">
            <text:p>-0.0677275676618338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6761E-016" calcext:value-type="float">
            <text:p>1.36761E-16</text:p>
          </table:table-cell>
          <table:table-cell table:formula="of:=SQRT([.A87])" office:value-type="float" office:value="0.88034084308295" calcext:value-type="float">
            <text:p>0.88034084308295</text:p>
          </table:table-cell>
          <table:table-cell table:formula="of:=[.B87]^(1-[.$C87])" office:value-type="float" office:value="0.0126392882857853" calcext:value-type="float">
            <text:p>0.0126392882857853</text:p>
          </table:table-cell>
          <table:table-cell table:formula="of:=-[.$A87]^6+(1/4)*[.$A87]^5-3*[.$A87]^4+4*[.$A87]^3-3*[.$A87]^2+(5/6)*[.$A87]" office:value-type="float" office:value="-0.0897842469889324" calcext:value-type="float">
            <text:p>-0.0897842469889324</text:p>
          </table:table-cell>
          <table:table-cell table:formula="of:=[.D87]+[.E87]-0.00741342570942599" office:value-type="float" office:value="-0.0845583844125731" calcext:value-type="float">
            <text:p>-0.0845583844125731</text:p>
          </table:table-cell>
          <table:table-cell table:formula="of:=IF([.F87]&gt;0;IF([.F87]&gt;1; 1; [.F87]^(1/(1-[.$C8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325617" calcext:value-type="float">
            <text:p>0.0000000325617</text:p>
          </table:table-cell>
          <table:table-cell table:formula="of:=SQRT([.A88])" office:value-type="float" office:value="0.836660026534076" calcext:value-type="float">
            <text:p>0.836660026534076</text:p>
          </table:table-cell>
          <table:table-cell table:formula="of:=[.B88]^(1-[.$C88])" office:value-type="float" office:value="0.0598447106633636" calcext:value-type="float">
            <text:p>0.0598447106633636</text:p>
          </table:table-cell>
          <table:table-cell table:formula="of:=-[.$A88]^6+(1/4)*[.$A88]^5-3*[.$A88]^4+4*[.$A88]^3-3*[.$A88]^2+(5/6)*[.$A88]" office:value-type="float" office:value="-0.0753001666666666" calcext:value-type="float">
            <text:p>-0.0753001666666666</text:p>
          </table:table-cell>
          <table:table-cell table:formula="of:=[.D88]+[.E88]-0.00741342570942599" office:value-type="float" office:value="-0.022868881712729" calcext:value-type="float">
            <text:p>-0.022868881712729</text:p>
          </table:table-cell>
          <table:table-cell table:formula="of:=IF([.F88]&gt;0;IF([.F88]&gt;1; 1; [.F88]^(1/(1-[.$C8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9.0137E-017" calcext:value-type="float">
            <text:p>9.0137E-17</text:p>
          </table:table-cell>
          <table:table-cell table:formula="of:=SQRT([.A89])" office:value-type="float" office:value="0.821583836257749" calcext:value-type="float">
            <text:p>0.821583836257749</text:p>
          </table:table-cell>
          <table:table-cell table:formula="of:=[.B89]^(1-[.$C89])" office:value-type="float" office:value="0.00137181442142696" calcext:value-type="float">
            <text:p>0.00137181442142696</text:p>
          </table:table-cell>
          <table:table-cell table:formula="of:=-[.$A89]^6+(1/4)*[.$A89]^5-3*[.$A89]^4+4*[.$A89]^3-3*[.$A89]^2+(5/6)*[.$A89]" office:value-type="float" office:value="-0.0673533303222658" calcext:value-type="float">
            <text:p>-0.0673533303222658</text:p>
          </table:table-cell>
          <table:table-cell table:formula="of:=[.D89]+[.E89]-0.00741342570942599" office:value-type="float" office:value="-0.0733949416102648" calcext:value-type="float">
            <text:p>-0.0733949416102648</text:p>
          </table:table-cell>
          <table:table-cell table:formula="of:=IF([.F89]&gt;0;IF([.F89]&gt;1; 1; [.F89]^(1/(1-[.$C8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594954" calcext:value-type="float">
            <text:p>0.00000594954</text:p>
          </table:table-cell>
          <table:table-cell table:formula="of:=SQRT([.A90])" office:value-type="float" office:value="0.821583836257749" calcext:value-type="float">
            <text:p>0.821583836257749</text:p>
          </table:table-cell>
          <table:table-cell table:formula="of:=[.B90]^(1-[.$C90])" office:value-type="float" office:value="0.11686470648597" calcext:value-type="float">
            <text:p>0.11686470648597</text:p>
          </table:table-cell>
          <table:table-cell table:formula="of:=-[.$A90]^6+(1/4)*[.$A90]^5-3*[.$A90]^4+4*[.$A90]^3-3*[.$A90]^2+(5/6)*[.$A90]" office:value-type="float" office:value="-0.0673533303222658" calcext:value-type="float">
            <text:p>-0.0673533303222658</text:p>
          </table:table-cell>
          <table:table-cell table:formula="of:=[.D90]+[.E90]-0.00741342570942599" office:value-type="float" office:value="0.0420979504542783" calcext:value-type="float">
            <text:p>0.0420979504542783</text:p>
          </table:table-cell>
          <table:table-cell table:formula="of:=IF([.F90]&gt;0;IF([.F90]&gt;1; 1; [.F90]^(1/(1-[.$C90])));0)" office:value-type="float" office:value="0.00000001946062963759" calcext:value-type="float">
            <text:p>1.94606296375919E-0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855741" calcext:value-type="float">
            <text:p>0.0000855741</text:p>
          </table:table-cell>
          <table:table-cell table:formula="of:=SQRT([.A91])" office:value-type="float" office:value="0.836660026534076" calcext:value-type="float">
            <text:p>0.836660026534076</text:p>
          </table:table-cell>
          <table:table-cell table:formula="of:=[.B91]^(1-[.$C91])" office:value-type="float" office:value="0.216565317161549" calcext:value-type="float">
            <text:p>0.216565317161549</text:p>
          </table:table-cell>
          <table:table-cell table:formula="of:=-[.$A91]^6+(1/4)*[.$A91]^5-3*[.$A91]^4+4*[.$A91]^3-3*[.$A91]^2+(5/6)*[.$A91]" office:value-type="float" office:value="-0.0753001666666666" calcext:value-type="float">
            <text:p>-0.0753001666666666</text:p>
          </table:table-cell>
          <table:table-cell table:formula="of:=[.D91]+[.E91]-0.00741342570942599" office:value-type="float" office:value="0.133851724785456" calcext:value-type="float">
            <text:p>0.133851724785456</text:p>
          </table:table-cell>
          <table:table-cell table:formula="of:=IF([.F91]&gt;0;IF([.F91]&gt;1; 1; [.F91]^(1/(1-[.$C91])));0)" office:value-type="float" office:value="0.00000449797671465552" calcext:value-type="float">
            <text:p>4.49797671465552E-0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45689" calcext:value-type="float">
            <text:p>0.0145689</text:p>
          </table:table-cell>
          <table:table-cell table:formula="of:=SQRT([.A92])" office:value-type="float" office:value="0.758287544405155" calcext:value-type="float">
            <text:p>0.758287544405155</text:p>
          </table:table-cell>
          <table:table-cell table:formula="of:=[.B92]^(1-[.$C92])" office:value-type="float" office:value="0.359813432929679" calcext:value-type="float">
            <text:p>0.359813432929679</text:p>
          </table:table-cell>
          <table:table-cell table:formula="of:=-[.$A92]^6+(1/4)*[.$A92]^5-3*[.$A92]^4+4*[.$A92]^3-3*[.$A92]^2+(5/6)*[.$A92]" office:value-type="float" office:value="-0.0283542027180989" calcext:value-type="float">
            <text:p>-0.0283542027180989</text:p>
          </table:table-cell>
          <table:table-cell table:formula="of:=[.D92]+[.E92]-0.00741342570942599" office:value-type="float" office:value="0.324045804502154" calcext:value-type="float">
            <text:p>0.324045804502154</text:p>
          </table:table-cell>
          <table:table-cell table:formula="of:=IF([.F92]&gt;0;IF([.F92]&gt;1; 1; [.F92]^(1/(1-[.$C92])));0)" office:value-type="float" office:value="0.0094472774076868" calcext:value-type="float">
            <text:p>0.0094472774076868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1861" calcext:value-type="float">
            <text:p>0.00251861</text:p>
          </table:table-cell>
          <table:table-cell table:formula="of:=SQRT([.A93])" office:value-type="float" office:value="0.790569415042095" calcext:value-type="float">
            <text:p>0.790569415042095</text:p>
          </table:table-cell>
          <table:table-cell table:formula="of:=[.B93]^(1-[.$C93])" office:value-type="float" office:value="0.285577253142807" calcext:value-type="float">
            <text:p>0.285577253142807</text:p>
          </table:table-cell>
          <table:table-cell table:formula="of:=-[.$A93]^6+(1/4)*[.$A93]^5-3*[.$A93]^4+4*[.$A93]^3-3*[.$A93]^2+(5/6)*[.$A93]" office:value-type="float" office:value="-0.0487963358561198" calcext:value-type="float">
            <text:p>-0.0487963358561198</text:p>
          </table:table-cell>
          <table:table-cell table:formula="of:=[.D93]+[.E93]-0.00741342570942599" office:value-type="float" office:value="0.229367491577261" calcext:value-type="float">
            <text:p>0.229367491577261</text:p>
          </table:table-cell>
          <table:table-cell table:formula="of:=IF([.F93]&gt;0;IF([.F93]&gt;1; 1; [.F93]^(1/(1-[.$C93])));0)" office:value-type="float" office:value="0.000884370895900981" calcext:value-type="float">
            <text:p>0.000884370895900981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45584" calcext:value-type="float">
            <text:p>0.00000545584</text:p>
          </table:table-cell>
          <table:table-cell table:formula="of:=SQRT([.A94])" office:value-type="float" office:value="0.790569415042095" calcext:value-type="float">
            <text:p>0.790569415042095</text:p>
          </table:table-cell>
          <table:table-cell table:formula="of:=[.B94]^(1-[.$C94])" office:value-type="float" office:value="0.0790201503237774" calcext:value-type="float">
            <text:p>0.0790201503237774</text:p>
          </table:table-cell>
          <table:table-cell table:formula="of:=-[.$A94]^6+(1/4)*[.$A94]^5-3*[.$A94]^4+4*[.$A94]^3-3*[.$A94]^2+(5/6)*[.$A94]" office:value-type="float" office:value="-0.0487963358561198" calcext:value-type="float">
            <text:p>-0.0487963358561198</text:p>
          </table:table-cell>
          <table:table-cell table:formula="of:=[.D94]+[.E94]-0.00741342570942599" office:value-type="float" office:value="0.0228103887582316" calcext:value-type="float">
            <text:p>0.0228103887582316</text:p>
          </table:table-cell>
          <table:table-cell table:formula="of:=IF([.F94]&gt;0;IF([.F94]&gt;1; 1; [.F94]^(1/(1-[.$C94])));0)" office:value-type="float" office:value="0.0000000144652834759" calcext:value-type="float">
            <text:p>1.44652834758957E-0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05374" calcext:value-type="float">
            <text:p>0.000000205374</text:p>
          </table:table-cell>
          <table:table-cell table:formula="of:=SQRT([.A95])" office:value-type="float" office:value="0.774596669241483" calcext:value-type="float">
            <text:p>0.774596669241483</text:p>
          </table:table-cell>
          <table:table-cell table:formula="of:=[.B95]^(1-[.$C95])" office:value-type="float" office:value="0.0310903400955316" calcext:value-type="float">
            <text:p>0.0310903400955316</text:p>
          </table:table-cell>
          <table:table-cell table:formula="of:=-[.$A95]^6+(1/4)*[.$A95]^5-3*[.$A95]^4+4*[.$A95]^3-3*[.$A95]^2+(5/6)*[.$A95]" office:value-type="float" office:value="-0.0387040000000002" calcext:value-type="float">
            <text:p>-0.0387040000000002</text:p>
          </table:table-cell>
          <table:table-cell table:formula="of:=[.D95]+[.E95]-0.00741342570942599" office:value-type="float" office:value="-0.0150270856138946" calcext:value-type="float">
            <text:p>-0.0150270856138946</text:p>
          </table:table-cell>
          <table:table-cell table:formula="of:=IF([.F95]&gt;0;IF([.F95]&gt;1; 1; [.F95]^(1/(1-[.$C9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141" calcext:value-type="float">
            <text:p>1.09141E-10</text:p>
          </table:table-cell>
          <table:table-cell table:formula="of:=SQRT([.A96])" office:value-type="float" office:value="0.806225774829855" calcext:value-type="float">
            <text:p>0.806225774829855</text:p>
          </table:table-cell>
          <table:table-cell table:formula="of:=[.B96]^(1-[.$C96])" office:value-type="float" office:value="0.0117386682682321" calcext:value-type="float">
            <text:p>0.0117386682682321</text:p>
          </table:table-cell>
          <table:table-cell table:formula="of:=-[.$A96]^6+(1/4)*[.$A96]^5-3*[.$A96]^4+4*[.$A96]^3-3*[.$A96]^2+(5/6)*[.$A96]" office:value-type="float" office:value="-0.0584259270833334" calcext:value-type="float">
            <text:p>-0.0584259270833334</text:p>
          </table:table-cell>
          <table:table-cell table:formula="of:=[.D96]+[.E96]-0.00741342570942599" office:value-type="float" office:value="-0.0541006845245273" calcext:value-type="float">
            <text:p>-0.0541006845245273</text:p>
          </table:table-cell>
          <table:table-cell table:formula="of:=IF([.F96]&gt;0;IF([.F96]&gt;1; 1; [.F96]^(1/(1-[.$C9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173299" calcext:value-type="float">
            <text:p>0.00000000173299</text:p>
          </table:table-cell>
          <table:table-cell table:formula="of:=SQRT([.A97])" office:value-type="float" office:value="0.758287544405155" calcext:value-type="float">
            <text:p>0.758287544405155</text:p>
          </table:table-cell>
          <table:table-cell table:formula="of:=[.B97]^(1-[.$C97])" office:value-type="float" office:value="0.00762619456110858" calcext:value-type="float">
            <text:p>0.00762619456110858</text:p>
          </table:table-cell>
          <table:table-cell table:formula="of:=-[.$A97]^6+(1/4)*[.$A97]^5-3*[.$A97]^4+4*[.$A97]^3-3*[.$A97]^2+(5/6)*[.$A97]" office:value-type="float" office:value="-0.0283542027180989" calcext:value-type="float">
            <text:p>-0.0283542027180989</text:p>
          </table:table-cell>
          <table:table-cell table:formula="of:=[.D97]+[.E97]-0.00741342570942599" office:value-type="float" office:value="-0.0281414338664163" calcext:value-type="float">
            <text:p>-0.0281414338664163</text:p>
          </table:table-cell>
          <table:table-cell table:formula="of:=IF([.F97]&gt;0;IF([.F97]&gt;1; 1; [.F97]^(1/(1-[.$C9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124162" calcext:value-type="float">
            <text:p>1.24162E-10</text:p>
          </table:table-cell>
          <table:table-cell table:formula="of:=SQRT([.A98])" office:value-type="float" office:value="0.836660026534076" calcext:value-type="float">
            <text:p>0.836660026534076</text:p>
          </table:table-cell>
          <table:table-cell table:formula="of:=[.B98]^(1-[.$C98])" office:value-type="float" office:value="0.0240964118276324" calcext:value-type="float">
            <text:p>0.0240964118276324</text:p>
          </table:table-cell>
          <table:table-cell table:formula="of:=-[.$A98]^6+(1/4)*[.$A98]^5-3*[.$A98]^4+4*[.$A98]^3-3*[.$A98]^2+(5/6)*[.$A98]" office:value-type="float" office:value="-0.0753001666666666" calcext:value-type="float">
            <text:p>-0.0753001666666666</text:p>
          </table:table-cell>
          <table:table-cell table:formula="of:=[.D98]+[.E98]-0.00741342570942599" office:value-type="float" office:value="-0.0586171805484602" calcext:value-type="float">
            <text:p>-0.0586171805484602</text:p>
          </table:table-cell>
          <table:table-cell table:formula="of:=IF([.F98]&gt;0;IF([.F98]&gt;1; 1; [.F98]^(1/(1-[.$C9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85855" calcext:value-type="float">
            <text:p>0.0185855</text:p>
          </table:table-cell>
          <table:table-cell table:formula="of:=SQRT([.A99])" office:value-type="float" office:value="0.707106781186548" calcext:value-type="float">
            <text:p>0.707106781186548</text:p>
          </table:table-cell>
          <table:table-cell table:formula="of:=[.B99]^(1-[.$C99])" office:value-type="float" office:value="0.311209520671235" calcext:value-type="float">
            <text:p>0.311209520671235</text:p>
          </table:table-cell>
          <table:table-cell table:formula="of:=-[.$A99]^6+(1/4)*[.$A99]^5-3*[.$A99]^4+4*[.$A99]^3-3*[.$A99]^2+(5/6)*[.$A99]" office:value-type="float" office:value="0.00260416666666669" calcext:value-type="float">
            <text:p>0.00260416666666669</text:p>
          </table:table-cell>
          <table:table-cell table:formula="of:=[.D99]+[.E99]-0.00741342570942599" office:value-type="float" office:value="0.306400261628476" calcext:value-type="float">
            <text:p>0.306400261628476</text:p>
          </table:table-cell>
          <table:table-cell table:formula="of:=IF([.F99]&gt;0;IF([.F99]&gt;1; 1; [.F99]^(1/(1-[.$C99])));0)" office:value-type="float" office:value="0.017623062710595" calcext:value-type="float">
            <text:p>0.01762306271059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1357" calcext:value-type="float">
            <text:p>0.000261357</text:p>
          </table:table-cell>
          <table:table-cell table:formula="of:=SQRT([.A100])" office:value-type="float" office:value="0.790569415042095" calcext:value-type="float">
            <text:p>0.790569415042095</text:p>
          </table:table-cell>
          <table:table-cell table:formula="of:=[.B100]^(1-[.$C100])" office:value-type="float" office:value="0.177688470643512" calcext:value-type="float">
            <text:p>0.177688470643512</text:p>
          </table:table-cell>
          <table:table-cell table:formula="of:=-[.$A100]^6+(1/4)*[.$A100]^5-3*[.$A100]^4+4*[.$A100]^3-3*[.$A100]^2+(5/6)*[.$A100]" office:value-type="float" office:value="-0.0487963358561198" calcext:value-type="float">
            <text:p>-0.0487963358561198</text:p>
          </table:table-cell>
          <table:table-cell table:formula="of:=[.D100]+[.E100]-0.00741342570942599" office:value-type="float" office:value="0.121478709077966" calcext:value-type="float">
            <text:p>0.121478709077966</text:p>
          </table:table-cell>
          <table:table-cell table:formula="of:=IF([.F100]&gt;0;IF([.F100]&gt;1; 1; [.F100]^(1/(1-[.$C100])));0)" office:value-type="float" office:value="0.0000425230105564575" calcext:value-type="float">
            <text:p>4.25230105564575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32743" calcext:value-type="float">
            <text:p>0.000000232743</text:p>
          </table:table-cell>
          <table:table-cell table:formula="of:=SQRT([.A101])" office:value-type="float" office:value="0.774596669241483" calcext:value-type="float">
            <text:p>0.774596669241483</text:p>
          </table:table-cell>
          <table:table-cell table:formula="of:=[.B101]^(1-[.$C101])" office:value-type="float" office:value="0.0319795168883077" calcext:value-type="float">
            <text:p>0.0319795168883077</text:p>
          </table:table-cell>
          <table:table-cell table:formula="of:=-[.$A101]^6+(1/4)*[.$A101]^5-3*[.$A101]^4+4*[.$A101]^3-3*[.$A101]^2+(5/6)*[.$A101]" office:value-type="float" office:value="-0.0387040000000002" calcext:value-type="float">
            <text:p>-0.0387040000000002</text:p>
          </table:table-cell>
          <table:table-cell table:formula="of:=[.D101]+[.E101]-0.00741342570942599" office:value-type="float" office:value="-0.0141379088211185" calcext:value-type="float">
            <text:p>-0.0141379088211185</text:p>
          </table:table-cell>
          <table:table-cell table:formula="of:=IF([.F101]&gt;0;IF([.F101]&gt;1; 1; [.F101]^(1/(1-[.$C10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06716950821854" calcext:value-type="float">
            <text:p>0.00206716950821854</text:p>
          </table:table-cell>
          <table:table-cell table:formula="of:=AVERAGE([.C52:.C101])" office:value-type="float" office:value="0.8055622445307" calcext:value-type="float">
            <text:p>0.8055622445307</text:p>
          </table:table-cell>
          <table:table-cell table:formula="of:=AVERAGE([.D52:.D101])" office:value-type="float" office:value="0.0981235589490422" calcext:value-type="float">
            <text:p>0.0981235589490422</text:p>
          </table:table-cell>
          <table:table-cell table:style-name="ce3" table:formula="of:=AVERAGE([.E2:.E101])" office:value-type="float" office:value="-0.0571861247184245" calcext:value-type="float">
            <text:p>-0.0571861247184245</text:p>
          </table:table-cell>
          <table:table-cell table:formula="of:=AVERAGE([.F52:.F101])" office:value-type="float" office:value="0.0343242649290693" calcext:value-type="float">
            <text:p>0.0343242649290693</text:p>
          </table:table-cell>
          <table:table-cell table:formula="of:=AVERAGE([.G52:.G101])" office:value-type="float" office:value="0.00157656106889704" calcext:value-type="float">
            <text:p>0.00157656106889704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41:12.534190209</meta:creation-date>
    <dc:date>2023-03-27T22:49:34.872272016</dc:date>
    <meta:editing-duration>PT1H6M3S</meta:editing-duration>
    <meta:editing-cycles>8</meta:editing-cycles>
    <meta:generator>LibreOffice/7.3.7.2$Linux_X86_64 LibreOffice_project/30$Build-2</meta:generator>
    <meta:document-statistic meta:table-count="1" meta:cell-count="714" meta:object-count="0"/>
  </office:meta>
</office:document-meta>
</file>